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A0000002049ABBE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3.9708in" fo:margin-left="0.4271in" table:align="left" style:writing-mode="lr-tb"/>
    </style:style>
    <style:style style:name="Table1.A" style:family="table-column">
      <style:table-column-properties style:column-width="1.6257in"/>
    </style:style>
    <style:style style:name="Table1.B" style:family="table-column">
      <style:table-column-properties style:column-width="2.3451in"/>
    </style:style>
    <style:style style:name="Table1.1" style:family="table-row">
      <style:table-row-properties style:min-row-height="0.2104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271in" style:keep-together="false" fo:keep-together="always"/>
    </style:style>
    <style:style style:name="Table2" style:family="table">
      <style:table-properties style:width="5.9257in" table:align="margins" style:writing-mode="lr-tb"/>
    </style:style>
    <style:style style:name="Table2.A" style:family="table-column">
      <style:table-column-properties style:column-width="1.6014in" style:rel-column-width="2306*"/>
    </style:style>
    <style:style style:name="Table2.D" style:family="table-column">
      <style:table-column-properties style:column-width="1.1215in" style:rel-column-width="1615*"/>
    </style:style>
    <style:style style:name="Table2.1" style:family="table-row">
      <style:table-row-properties style:min-row-height="0.1201in" style:keep-together="true" fo:keep-together="auto"/>
    </style:style>
    <style:style style:name="Table2.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2.2" style:family="table-row">
      <style:table-row-properties style:min-row-height="1.8757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6667in" fo:margin-left="0.2396in" table:align="left" style:writing-mode="lr-tb"/>
    </style:style>
    <style:style style:name="Table3.A" style:family="table-column">
      <style:table-column-properties style:column-width="1.5125in"/>
    </style:style>
    <style:style style:name="Table3.B" style:family="table-column">
      <style:table-column-properties style:column-width="1.9375in"/>
    </style:style>
    <style:style style:name="Table3.C" style:family="table-column">
      <style:table-column-properties style:column-width="2.2167in"/>
    </style:style>
    <style:style style:name="Table3.1" style:family="table-row">
      <style:table-row-properties style:min-row-height="0.1965in" style:keep-together="false" fo:keep-together="always"/>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1" style:family="table-cell">
      <style:table-cell-properties style:vertical-align="top" fo:padding-left="0.075in" fo:padding-right="0.075in" fo:padding-top="0in" fo:padding-bottom="0in" fo:border="0.0069in solid #000000" style:writing-mode="lr-tb"/>
    </style:style>
    <style:style style:name="Table3.2" style:family="table-row">
      <style:table-row-properties style:min-row-height="0.6986in" style:keep-together="false" fo:keep-together="always"/>
    </style:style>
    <style:style style:name="Table4" style:family="table">
      <style:table-properties style:width="4.9688in" fo:margin-left="0.4271in" table:align="left" style:writing-mode="lr-tb"/>
    </style:style>
    <style:style style:name="Table4.A" style:family="table-column">
      <style:table-column-properties style:column-width="1.6979in"/>
    </style:style>
    <style:style style:name="Table4.B" style:family="table-column">
      <style:table-column-properties style:column-width="2.375in"/>
    </style:style>
    <style:style style:name="Table4.C" style:family="table-column">
      <style:table-column-properties style:column-width="0.8958in"/>
    </style:style>
    <style:style style:name="Table4.1" style:family="table-row">
      <style:table-row-properties style:min-row-height="0.1736in" style:keep-together="false" fo:keep-together="always"/>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min-row-height="0.1875in" style:keep-together="false" fo:keep-together="always"/>
    </style:style>
    <style:style style:name="Table5" style:family="table">
      <style:table-properties style:width="6.3583in" fo:margin-left="-0.0785in" table:align="left" style:writing-mode="lr-tb"/>
    </style:style>
    <style:style style:name="Table5.A" style:family="table-column">
      <style:table-column-properties style:column-width="0.075in"/>
    </style:style>
    <style:style style:name="Table5.B" style:family="table-column">
      <style:table-column-properties style:column-width="1.4375in"/>
    </style:style>
    <style:style style:name="Table5.D" style:family="table-column">
      <style:table-column-properties style:column-width="0.5319in"/>
    </style:style>
    <style:style style:name="Table5.E" style:family="table-column">
      <style:table-column-properties style:column-width="2.1194in"/>
    </style:style>
    <style:style style:name="Table5.F" style:family="table-column">
      <style:table-column-properties style:column-width="2.0444in"/>
    </style:style>
    <style:style style:name="Table5.1" style:family="table-row">
      <style:table-row-properties style:min-row-height="0.2431in" style:keep-together="true" fo:keep-together="auto"/>
    </style:style>
    <style:style style:name="Table5.A1" style:family="table-cell">
      <style:table-cell-properties fo:padding="0in" fo:border="none"/>
    </style:style>
    <style:style style:name="Table5.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5" style:family="table-row">
      <style:table-row-properties style:min-row-height="1.8743in" style:keep-together="true" fo:keep-together="auto"/>
    </style:style>
    <style:style style:name="Table5.6" style:family="table-row">
      <style:table-row-properties style:min-row-height="0.259in" style:keep-together="true" fo:keep-together="auto"/>
    </style:style>
    <style:style style:name="Table5.G10" style:family="table-cell">
      <style:table-cell-properties fo:padding="0in" fo:border-left="0.0069in solid #000000" fo:border-right="none" fo:border-top="none" fo:border-bottom="none"/>
    </style:style>
    <style:style style:name="Table6" style:family="table">
      <style:table-properties table:align="margins" style:writing-mode="lr-tb"/>
    </style:style>
    <style:style style:name="Table6.A" style:family="table-column">
      <style:table-column-properties style:rel-column-width="2178*"/>
    </style:style>
    <style:style style:name="Table6.B" style:family="table-column">
      <style:table-column-properties style:rel-column-width="6870*"/>
    </style:style>
    <style:style style:name="Table6.1" style:family="table-row">
      <style:table-row-properties style:min-row-height="0.2431in"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5" style:family="table-row">
      <style:table-row-properties style:min-row-height="1.2729in" style:keep-together="true" fo:keep-together="auto"/>
    </style:style>
    <style:style style:name="Table6.6" style:family="table-row">
      <style:table-row-properties style:min-row-height="0.259in" style:keep-together="true" fo:keep-together="auto"/>
    </style:style>
    <style:style style:name="Table7" style:family="table">
      <style:table-properties style:width="6.3375in" fo:margin-left="-0.0868in" table:align="left" style:writing-mode="lr-tb"/>
    </style:style>
    <style:style style:name="Table7.A" style:family="table-column">
      <style:table-column-properties style:column-width="2.0715in"/>
    </style:style>
    <style:style style:name="Table7.B" style:family="table-column">
      <style:table-column-properties style:column-width="4.266in"/>
    </style:style>
    <style:style style:name="Table7.1" style:family="table-row">
      <style:table-row-properties style:min-row-height="0.2431in"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7.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7.8" style:family="table-row">
      <style:table-row-properties style:min-row-height="0.3993in" style:keep-together="true" fo:keep-together="auto"/>
    </style:style>
    <style:style style:name="Table7.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3375in" fo:margin-left="-0.0868in" table:align="left" style:writing-mode="lr-tb"/>
    </style:style>
    <style:style style:name="Table8.A" style:family="table-column">
      <style:table-column-properties style:column-width="2.0715in"/>
    </style:style>
    <style:style style:name="Table8.B" style:family="table-column">
      <style:table-column-properties style:column-width="4.266in"/>
    </style:style>
    <style:style style:name="Table8.1" style:family="table-row">
      <style:table-row-properties style:min-row-height="0.2431in"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8.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8.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8"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3375in" fo:margin-left="-0.0868in" table:align="left" style:writing-mode="lr-tb"/>
    </style:style>
    <style:style style:name="Table9.A" style:family="table-column">
      <style:table-column-properties style:column-width="2.0715in"/>
    </style:style>
    <style:style style:name="Table9.B" style:family="table-column">
      <style:table-column-properties style:column-width="4.266in"/>
    </style:style>
    <style:style style:name="Table9.1" style:family="table-row">
      <style:table-row-properties style:min-row-height="0.2431in"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9.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9.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8"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3375in" fo:margin-left="-0.0868in" table:align="left" style:writing-mode="lr-tb"/>
    </style:style>
    <style:style style:name="Table10.A" style:family="table-column">
      <style:table-column-properties style:column-width="2.0715in"/>
    </style:style>
    <style:style style:name="Table10.B" style:family="table-column">
      <style:table-column-properties style:column-width="4.266in"/>
    </style:style>
    <style:style style:name="Table10.1" style:family="table-row">
      <style:table-row-properties style:min-row-height="0.2431in"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0.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0.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8"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3375in" fo:margin-left="-0.0868in" table:align="left" style:writing-mode="lr-tb"/>
    </style:style>
    <style:style style:name="Table11.A" style:family="table-column">
      <style:table-column-properties style:column-width="2.0715in"/>
    </style:style>
    <style:style style:name="Table11.B" style:family="table-column">
      <style:table-column-properties style:column-width="4.266in"/>
    </style:style>
    <style:style style:name="Table11.1" style:family="table-row">
      <style:table-row-properties style:min-row-height="0.2431in"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1.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1.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8"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3.6042in" fo:margin-left="0.4271in" table:align="left" style:writing-mode="lr-tb"/>
    </style:style>
    <style:style style:name="Table12.A" style:family="table-column">
      <style:table-column-properties style:column-width="1.7354in"/>
    </style:style>
    <style:style style:name="Table12.B" style:family="table-column">
      <style:table-column-properties style:column-width="1.8688in"/>
    </style:style>
    <style:style style:name="Table12.1" style:family="table-row">
      <style:table-row-properties style:min-row-height="0.2882in" style:keep-together="false" fo:keep-together="always"/>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min-row-height="0.2215in" style:keep-together="false" fo:keep-together="always"/>
    </style:style>
    <style:style style:name="Table13" style:family="table">
      <style:table-properties style:width="5.9264in" table:align="left" style:writing-mode="lr-tb"/>
    </style:style>
    <style:style style:name="Table13.A" style:family="table-column">
      <style:table-column-properties style:column-width="2.8347in"/>
    </style:style>
    <style:style style:name="Table13.B" style:family="table-column">
      <style:table-column-properties style:column-width="3.0917in"/>
    </style:style>
    <style:style style:name="Table13.1" style:family="table-row">
      <style:table-row-properties style:min-row-height="0.2069in"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3.2" style:family="table-row">
      <style:table-row-properties style:min-row-height="0.2174in" style:keep-together="true" fo:keep-together="auto"/>
    </style:style>
    <style:style style:name="Table14" style:family="table">
      <style:table-properties style:width="6.0361in" fo:margin-left="0.0729in" table:align="left" style:writing-mode="lr-tb"/>
    </style:style>
    <style:style style:name="Table14.A" style:family="table-column">
      <style:table-column-properties style:column-width="1.9271in"/>
    </style:style>
    <style:style style:name="Table14.B" style:family="table-column">
      <style:table-column-properties style:column-width="0.8333in"/>
    </style:style>
    <style:style style:name="Table14.C" style:family="table-column">
      <style:table-column-properties style:column-width="1.1667in"/>
    </style:style>
    <style:style style:name="Table14.D" style:family="table-column">
      <style:table-column-properties style:column-width="1.0833in"/>
    </style:style>
    <style:style style:name="Table14.E" style:family="table-column">
      <style:table-column-properties style:column-width="1.0257in"/>
    </style:style>
    <style:style style:name="Table14.1" style:family="table-row">
      <style:table-row-properties style:min-row-height="0.1875in"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1" style:family="table-cell">
      <style:table-cell-properties style:vertical-align="top" fo:padding-left="0.075in" fo:padding-right="0.075in" fo:padding-top="0in" fo:padding-bottom="0in" fo:border="0.0069in solid #000000" style:writing-mode="lr-tb"/>
    </style:style>
    <style:style style:name="Table14.2" style:family="table-row">
      <style:table-row-properties style:min-row-height="0.1993in" style:keep-together="true" fo:keep-together="auto"/>
    </style:style>
    <style:style style:name="P1" style:family="paragraph" style:parent-style-name="Standard">
      <style:text-properties fo:font-size="10pt" style:font-size-asian="10pt" style:font-name-complex="Arial"/>
    </style:style>
    <style:style style:name="P2" style:family="paragraph" style:parent-style-name="Standard">
      <style:text-properties fo:font-size="10pt" style:font-size-asian="10pt" style:font-name-complex="Arial" style:font-weight-complex="bold"/>
    </style:style>
    <style:style style:name="P3" style:family="paragraph" style:parent-style-name="Standard">
      <style:paragraph-properties fo:text-align="justify" style:justify-single-word="false"/>
      <style:text-properties fo:font-size="10pt" style:font-size-asian="10pt" style:font-name-complex="Arial" style:font-weight-complex="bold"/>
    </style:style>
    <style:style style:name="P4" style:family="paragraph" style:parent-style-name="Standard">
      <style:paragraph-properties style:snap-to-layout-grid="false"/>
      <style:text-properties fo:font-size="10pt" style:font-size-asian="10pt" style:font-name-complex="Arial" style:font-weight-complex="bold"/>
    </style:style>
    <style:style style:name="P5" style:family="paragraph" style:parent-style-name="Standard" style:list-style-name="WW8Num7">
      <style:paragraph-properties fo:hyphenation-ladder-count="no-limit"/>
      <style:text-properties fo:font-size="10pt" style:font-size-asian="10pt" style:font-name-complex="Arial" style:font-weight-complex="bold" fo:hyphenate="true" fo:hyphenation-remain-char-count="2" fo:hyphenation-push-char-count="2"/>
    </style:style>
    <style:style style:name="P6" style:family="paragraph" style:parent-style-name="Standard" style:list-style-name="WW8Num10">
      <style:paragraph-properties fo:hyphenation-ladder-count="no-limit"/>
      <style:text-properties fo:font-size="10pt" style:font-size-asian="10pt" style:font-name-complex="Arial" style:font-weight-complex="bold" fo:hyphenate="true" fo:hyphenation-remain-char-count="2" fo:hyphenation-push-char-count="2"/>
    </style:style>
    <style:style style:name="P7" style:family="paragraph" style:parent-style-name="Standard" style:list-style-name="WW8Num4">
      <style:paragraph-properties fo:hyphenation-ladder-count="no-limit"/>
      <style:text-properties fo:font-size="10pt" style:font-size-asian="10pt" style:font-name-complex="Arial" fo:hyphenate="true" fo:hyphenation-remain-char-count="2" fo:hyphenation-push-char-count="2"/>
    </style:style>
    <style:style style:name="P8" style:family="paragraph" style:parent-style-name="Standard">
      <style:paragraph-properties style:snap-to-layout-grid="false"/>
      <style:text-properties fo:font-size="10pt" style:font-size-asian="10pt" style:font-name-complex="Arial"/>
    </style:style>
    <style:style style:name="P9" style:family="paragraph" style:parent-style-name="Standard">
      <style:paragraph-properties style:snap-to-layout-grid="false"/>
      <style:text-properties fo:font-size="10pt" fo:font-weight="bold" style:font-size-asian="10pt" style:font-weight-asian="bold" style:font-name-complex="Arial"/>
    </style:style>
    <style:style style:name="P10" style:family="paragraph" style:parent-style-name="Standard">
      <style:paragraph-properties fo:text-align="justify" style:justify-single-word="false" style:snap-to-layout-grid="false"/>
      <style:text-properties fo:font-size="10pt" fo:font-weight="bold" style:font-size-asian="10pt" style:font-weight-asian="bold" style:font-name-complex="Arial"/>
    </style:style>
    <style:style style:name="P11" style:family="paragraph" style:parent-style-name="Standard">
      <style:text-properties fo:font-size="10pt" fo:language="da" fo:country="DK" style:font-size-asian="10pt" style:font-name-complex="Arial" style:font-weight-complex="bold"/>
    </style:style>
    <style:style style:name="P12" style:family="paragraph" style:parent-style-name="Standard">
      <style:paragraph-properties style:snap-to-layout-grid="false"/>
      <style:text-properties fo:font-size="10pt" fo:language="da" fo:country="DK" style:font-size-asian="10pt" style:font-name-complex="Arial" style:font-weight-complex="bold"/>
    </style:style>
    <style:style style:name="P13" style:family="paragraph" style:parent-style-name="Standard">
      <style:paragraph-properties style:snap-to-layout-grid="false"/>
      <style:text-properties fo:font-size="10pt" fo:language="fr" fo:country="FR" style:font-size-asian="10pt" style:font-name-complex="Ari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snap-to-layout-grid="false"/>
    </style:style>
    <style:style style:name="P16" style:family="paragraph" style:parent-style-name="Standard">
      <style:paragraph-properties style:snap-to-layout-grid="false"/>
      <style:text-properties fo:font-weight="bold" style:font-weight-asian="bold"/>
    </style:style>
    <style:style style:name="P17" style:family="paragraph" style:parent-style-name="Standard">
      <style:text-properties fo:color="#000080" fo:font-size="10pt" fo:font-weight="bold" style:font-size-asian="10pt" style:font-weight-asian="bold" style:font-name-complex="Arial"/>
    </style:style>
    <style:style style:name="P18" style:family="paragraph" style:parent-style-name="Standard">
      <style:text-properties fo:color="#000080" fo:font-size="10pt" fo:language="fr" fo:country="FR" fo:font-weight="bold" style:font-size-asian="10pt" style:font-weight-asian="bold" style:font-name-complex="Arial"/>
    </style:style>
    <style:style style:name="P19" style:family="paragraph" style:parent-style-name="Standard" style:list-style-name="WW8Num4">
      <style:paragraph-properties fo:hyphenation-ladder-count="no-limit"/>
      <style:text-properties fo:hyphenate="true" fo:hyphenation-remain-char-count="2" fo:hyphenation-push-char-count="2"/>
    </style:style>
    <style:style style:name="P20" style:family="paragraph" style:parent-style-name="Standard">
      <style:paragraph-properties style:snap-to-layout-grid="false"/>
    </style:style>
    <style:style style:name="P21" style:family="paragraph" style:parent-style-name="Standard">
      <style:paragraph-properties fo:padding-left="0in" fo:padding-right="0in" fo:padding-top="0.0138in" fo:padding-bottom="0in" fo:border-left="none" fo:border-right="none" fo:border-top="0.0071in solid #000000" fo:border-bottom="none"/>
      <style:text-properties fo:font-size="10pt" style:font-size-asian="10pt" style:font-name-complex="Arial" style:font-weight-complex="bold"/>
    </style:style>
    <style:style style:name="P22" style:family="paragraph" style:parent-style-name="Standard">
      <style:paragraph-properties fo:margin-top="0.028in" fo:margin-bottom="0.0835in">
        <style:tab-stops>
          <style:tab-stop style:position="2.0126in"/>
          <style:tab-stop style:position="6.1374in"/>
        </style:tab-stops>
      </style:paragraph-properties>
    </style:style>
    <style:style style:name="P23" style:family="paragraph" style:parent-style-name="Standard">
      <style:paragraph-properties fo:margin-top="0.028in" fo:margin-bottom="0.0835in" style:snap-to-layout-grid="false">
        <style:tab-stops>
          <style:tab-stop style:position="2.0126in"/>
          <style:tab-stop style:position="6.1374in"/>
        </style:tab-stops>
      </style:paragraph-properties>
    </style:style>
    <style:style style:name="P24" style:family="paragraph" style:parent-style-name="Standard">
      <style:paragraph-properties fo:margin-top="0.028in" fo:margin-bottom="0.0835in">
        <style:tab-stops>
          <style:tab-stop style:position="1.0126in"/>
          <style:tab-stop style:position="5.1374in"/>
        </style:tab-stops>
      </style:paragraph-properties>
      <style:text-properties fo:font-size="10pt" style:font-size-asian="10pt" style:font-name-complex="Arial"/>
    </style:style>
    <style:style style:name="P25" style:family="paragraph" style:parent-style-name="Standard">
      <style:paragraph-properties fo:margin-top="0.028in" fo:margin-bottom="0.0835in">
        <style:tab-stops>
          <style:tab-stop style:position="2.0126in"/>
          <style:tab-stop style:position="6.1374in"/>
        </style:tab-stops>
      </style:paragraph-properties>
      <style:text-properties fo:font-size="10pt" style:font-size-asian="10pt" style:font-name-complex="Arial"/>
    </style:style>
    <style:style style:name="P26" style:family="paragraph" style:parent-style-name="Standard">
      <style:paragraph-properties fo:margin-top="0.028in" fo:margin-bottom="0.0835in">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27"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28" style:family="paragraph" style:parent-style-name="Standard">
      <style:paragraph-properties fo:margin-top="0.028in" fo:margin-bottom="0.0835in">
        <style:tab-stops>
          <style:tab-stop style:position="2.0126in"/>
          <style:tab-stop style:position="6.15in"/>
        </style:tab-stops>
      </style:paragraph-properties>
      <style:text-properties fo:color="#000080" fo:font-size="10pt" style:font-size-asian="10pt" style:font-name-complex="Arial" style:font-weight-complex="bold"/>
    </style:style>
    <style:style style:name="P29"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style:font-size-asian="10pt" style:font-name-complex="Arial" style:font-weight-complex="bold"/>
    </style:style>
    <style:style style:name="P30" style:family="paragraph" style:parent-style-name="Standard">
      <style:paragraph-properties fo:margin-left="0.5in" fo:margin-right="0in" fo:text-indent="0in" style:auto-text-indent="false"/>
      <style:text-properties fo:font-size="10pt" style:font-size-asian="10pt" style:font-name-complex="Arial" style:font-weight-complex="bold"/>
    </style:style>
    <style:style style:name="P31" style:family="paragraph" style:parent-style-name="Standard">
      <style:paragraph-properties fo:margin-top="0.0138in" fo:margin-bottom="0.0138in"/>
      <style:text-properties fo:font-size="10pt" style:font-size-asian="10pt" style:font-name-complex="Arial" style:font-weight-complex="bold"/>
    </style:style>
    <style:style style:name="P32" style:family="paragraph" style:parent-style-name="Standard">
      <style:paragraph-properties fo:margin-top="0.0138in" fo:margin-bottom="0.0138in" style:snap-to-layout-grid="false"/>
      <style:text-properties fo:font-size="10pt" style:font-size-asian="10pt" style:font-name-complex="Arial" style:font-weight-complex="bold"/>
    </style:style>
    <style:style style:name="P33" style:family="paragraph" style:parent-style-name="Standard">
      <style:paragraph-properties fo:margin-top="0.0138in" fo:margin-bottom="0.0138in" fo:text-align="center" style:justify-single-word="false"/>
      <style:text-properties fo:font-size="10pt" style:font-size-asian="10pt" style:font-name-complex="Arial" style:font-weight-complex="bold"/>
    </style:style>
    <style:style style:name="P34" style:family="paragraph" style:parent-style-name="Standard">
      <style:paragraph-properties fo:margin-top="0.0138in" fo:margin-bottom="0.0138in"/>
      <style:text-properties fo:font-size="10pt" fo:font-weight="bold" style:font-size-asian="10pt" style:font-weight-asian="bold" style:font-name-complex="Arial" style:font-weight-complex="bold"/>
    </style:style>
    <style:style style:name="P35" style:family="paragraph" style:parent-style-name="Standard">
      <style:paragraph-properties fo:margin-top="0.0138in" fo:margin-bottom="0.0138in" style:snap-to-layout-grid="false"/>
      <style:text-properties fo:font-size="10pt" fo:font-weight="bold" style:font-size-asian="10pt" style:font-weight-asian="bold" style:font-name-complex="Arial" style:font-weight-complex="bold"/>
    </style:style>
    <style:style style:name="P36" style:family="paragraph" style:parent-style-name="Standard">
      <style:paragraph-properties fo:margin-top="0.0138in" fo:margin-bottom="0.0138in" fo:line-height="130%" style:snap-to-layout-grid="false"/>
      <style:text-properties fo:font-size="10pt" fo:font-weight="bold" style:font-size-asian="10pt" style:font-weight-asian="bold" style:font-name-complex="Arial"/>
    </style:style>
    <style:style style:name="P37" style:family="paragraph" style:parent-style-name="Standard">
      <style:paragraph-properties fo:margin-top="0.0138in" fo:margin-bottom="0.0138in" style:snap-to-layout-grid="false"/>
    </style:style>
    <style:style style:name="P38" style:family="paragraph" style:parent-style-name="Standard">
      <style:paragraph-properties fo:margin-left="0.25in" fo:margin-right="0in" fo:margin-top="0.028in" fo:margin-bottom="0.0835in" fo:text-indent="-0.25in" style:auto-text-indent="false" style:snap-to-layout-grid="false">
        <style:tab-stops>
          <style:tab-stop style:position="2.5126in"/>
          <style:tab-stop style:position="6.6374in"/>
        </style:tab-stops>
      </style:paragraph-properties>
      <style:text-properties fo:color="#000080" fo:font-size="10pt" fo:font-weight="bold" style:font-size-asian="10pt" style:font-weight-asian="bold" style:font-name-complex="Arial"/>
    </style:style>
    <style:style style:name="P39" style:family="paragraph" style:parent-style-name="Standard">
      <style:paragraph-properties fo:margin-top="0in" fo:margin-bottom="0in" style:text-autospace="none">
        <style:tab-stops>
          <style:tab-stop style:position="1.198in"/>
        </style:tab-stops>
      </style:paragraph-properties>
    </style:style>
    <style:style style:name="P40" style:family="paragraph" style:parent-style-name="Standard">
      <style:paragraph-properties fo:margin-top="0in" fo:margin-bottom="0in"/>
      <style:text-properties text:display="none"/>
    </style:style>
    <style:style style:name="P41" style:family="paragraph" style:parent-style-name="Standard">
      <style:paragraph-properties fo:margin-left="0.25in" fo:margin-right="0in" fo:margin-top="0in" fo:margin-bottom="0in" fo:orphans="0" fo:widows="0" fo:hyphenation-ladder-count="no-limit" fo:text-indent="0in" style:auto-text-indent="false" style:text-autospace="none"/>
      <style:text-properties fo:font-size="10pt" style:font-size-asian="10pt" style:font-name-complex="Arial" fo:hyphenate="true" fo:hyphenation-remain-char-count="2" fo:hyphenation-push-char-count="2"/>
    </style:style>
    <style:style style:name="P42" style:family="paragraph" style:parent-style-name="Standard">
      <style:paragraph-properties fo:margin-left="0.25in" fo:margin-right="0in" fo:hyphenation-ladder-count="no-limit" fo:text-indent="0in" style:auto-text-indent="false"/>
      <style:text-properties fo:hyphenate="true" fo:hyphenation-remain-char-count="2" fo:hyphenation-push-char-count="2"/>
    </style:style>
    <style:style style:name="P43" style:family="paragraph" style:parent-style-name="Standard">
      <style:paragraph-properties fo:margin-left="0.25in" fo:margin-right="0in" fo:hyphenation-ladder-count="no-limit" fo:text-indent="0in" style:auto-text-indent="false"/>
      <style:text-properties fo:font-size="10pt" style:font-size-asian="10pt" style:font-name-complex="Arial" style:font-weight-complex="bold" fo:hyphenate="true" fo:hyphenation-remain-char-count="2" fo:hyphenation-push-char-count="2"/>
    </style:style>
    <style:style style:name="P44" style:family="paragraph" style:parent-style-name="Standard">
      <style:paragraph-properties fo:margin-left="-0.0126in" fo:margin-right="0in" fo:text-align="justify" style:justify-single-word="false" fo:text-indent="0.0126in" style:auto-text-indent="false"/>
      <style:text-properties fo:font-size="10pt" style:font-size-asian="10pt" style:font-name-complex="Arial"/>
    </style:style>
    <style:style style:name="P45" style:family="paragraph" style:parent-style-name="Standard">
      <style:paragraph-properties fo:margin-left="-0.5in" fo:margin-right="0in" fo:margin-top="0.028in" fo:margin-bottom="0.0835in" fo:text-indent="0in" style:auto-text-indent="false">
        <style:tab-stops>
          <style:tab-stop style:position="1.0126in"/>
          <style:tab-stop style:position="5.1374in"/>
        </style:tab-stops>
      </style:paragraph-properties>
      <style:text-properties fo:font-size="10pt" style:font-size-asian="10pt" style:font-name-complex="Arial"/>
    </style:style>
    <style:style style:name="P46" style:family="paragraph" style:parent-style-name="Standard" style:master-page-name="Standard">
      <style:paragraph-properties fo:text-align="center" style:justify-single-word="false" style:page-number="auto"/>
      <style:text-properties fo:font-size="10pt" fo:language="en" fo:country="US" style:font-size-asian="10pt" style:font-weight-complex="bold"/>
    </style:style>
    <style:style style:name="P47" style:family="paragraph" style:parent-style-name="Header">
      <style:paragraph-properties fo:margin-top="0.0138in" fo:margin-bottom="0.0138in">
        <style:tab-stops/>
      </style:paragraph-properties>
      <style:text-properties fo:font-size="10pt" style:font-size-asian="10pt" style:font-name-complex="Arial" style:font-weight-complex="bold"/>
    </style:style>
    <style:style style:name="P48" style:family="paragraph" style:parent-style-name="Header">
      <style:paragraph-properties fo:margin-top="0.0138in" fo:margin-bottom="0.0138in" style:snap-to-layout-grid="false">
        <style:tab-stops/>
      </style:paragraph-properties>
      <style:text-properties fo:font-size="10pt" style:font-size-asian="10pt" style:font-name-complex="Arial" style:font-weight-complex="bold"/>
    </style:style>
    <style:style style:name="P49" style:family="paragraph" style:parent-style-name="Header">
      <style:paragraph-properties fo:margin-top="0.0138in" fo:margin-bottom="0.0138in" style:snap-to-layout-grid="false">
        <style:tab-stops/>
      </style:paragraph-properties>
      <style:text-properties fo:font-size="10pt" fo:font-weight="bold" style:font-size-asian="10pt" style:font-weight-asian="bold" style:font-name-complex="Arial" style:font-weight-complex="bold"/>
    </style:style>
    <style:style style:name="P50" style:family="paragraph" style:parent-style-name="Header">
      <style:paragraph-properties fo:margin-top="0.0138in" fo:margin-bottom="0.0138in" fo:line-height="130%" style:snap-to-layout-grid="false">
        <style:tab-stops/>
      </style:paragraph-properties>
      <style:text-properties fo:font-size="10pt" fo:font-weight="bold" style:font-size-asian="10pt" style:font-weight-asian="bold" style:font-name-complex="Arial"/>
    </style:style>
    <style:style style:name="P51" style:family="paragraph" style:parent-style-name="Heading_20_7">
      <style:paragraph-properties fo:margin-left="0.9854in" fo:margin-right="0in" fo:text-align="start" style:justify-single-word="false" fo:text-indent="0in" style:auto-text-indent="false" style:snap-to-layout-grid="false">
        <style:tab-stops/>
      </style:paragraph-properties>
    </style:style>
    <style:style style:name="P52" style:family="paragraph" style:parent-style-name="Heading_20_7">
      <style:paragraph-properties fo:margin-left="0.9854in" fo:margin-right="0in" fo:text-align="start" style:justify-single-word="false" fo:text-indent="0in" style:auto-text-indent="false" style:snap-to-layout-grid="false">
        <style:tab-stops/>
      </style:paragraph-properties>
      <style:text-properties fo:font-size="10pt" style:font-size-asian="10pt" style:font-size-complex="10pt" style:font-weight-complex="normal"/>
    </style:style>
    <style:style style:name="P53" style:family="paragraph" style:parent-style-name="List_20_Paragraph" style:list-style-name="WW8Num5">
      <style:paragraph-properties fo:margin-top="0in" fo:margin-bottom="0in" fo:hyphenation-ladder-count="no-limit"/>
      <style:text-properties fo:hyphenate="true" fo:hyphenation-remain-char-count="2" fo:hyphenation-push-char-count="2"/>
    </style:style>
    <style:style style:name="P54" style:family="paragraph" style:parent-style-name="List_20_Paragraph" style:list-style-name="WW8Num3">
      <style:paragraph-properties fo:margin-left="0.2374in" fo:margin-right="0in" fo:margin-top="0in" fo:margin-bottom="0in" fo:hyphenation-ladder-count="no-limit" fo:text-indent="-0.25in" style:auto-text-indent="false"/>
      <style:text-properties fo:hyphenate="true" fo:hyphenation-remain-char-count="2" fo:hyphenation-push-char-count="2"/>
    </style:style>
    <style:style style:name="P55" style:family="paragraph" style:parent-style-name="List_20_Paragraph">
      <style:paragraph-properties fo:margin-left="0.2374in" fo:margin-right="0in" fo:margin-top="0in" fo:margin-bottom="0in" fo:hyphenation-ladder-count="no-limit" fo:text-indent="0in" style:auto-text-indent="false"/>
      <style:text-properties fo:hyphenate="true" fo:hyphenation-remain-char-count="2" fo:hyphenation-push-char-count="2"/>
    </style:style>
    <style:style style:name="P56" style:family="paragraph" style:parent-style-name="List_20_Paragraph">
      <style:paragraph-properties fo:margin-left="0.2374in" fo:margin-right="0in" fo:margin-top="0in" fo:margin-bottom="0in" fo:hyphenation-ladder-count="no-limit" fo:text-indent="0in" style:auto-text-indent="false"/>
      <style:text-properties fo:font-size="10pt" fo:font-weight="bold" style:font-size-asian="10pt" style:font-weight-asian="bold" fo:hyphenate="true" fo:hyphenation-remain-char-count="2" fo:hyphenation-push-char-count="2"/>
    </style:style>
    <style:style style:name="P57"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fo:hyphenate="true" fo:hyphenation-remain-char-count="2" fo:hyphenation-push-char-count="2"/>
    </style:style>
    <style:style style:name="P58"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59" style:family="paragraph" style:parent-style-name="List_20_Paragraph">
      <style:paragraph-properties fo:margin-left="0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60" style:family="paragraph" style:parent-style-name="List_20_Paragraph">
      <style:paragraph-properties fo:margin-left="0in" fo:margin-right="0in" fo:margin-top="0in" fo:margin-bottom="0in" fo:hyphenation-ladder-count="no-limit" fo:text-indent="0in" style:auto-text-indent="false"/>
      <style:text-properties fo:font-size="10pt" fo:font-weight="bold" style:font-size-asian="10pt" style:font-weight-asian="bold" style:font-weight-complex="bold" fo:hyphenate="true" fo:hyphenation-remain-char-count="2" fo:hyphenation-push-char-count="2"/>
    </style:style>
    <style:style style:name="T1" style:family="text">
      <style:text-properties fo:font-size="10pt" style:font-size-asian="10pt"/>
    </style:style>
    <style:style style:name="T2" style:family="text">
      <style:text-properties fo:font-size="10pt" style:font-size-asian="10pt" style:font-weight-complex="bold"/>
    </style:style>
    <style:style style:name="T3" style:family="text">
      <style:text-properties fo:font-size="10pt" style:font-size-asian="10pt" style:font-name-complex="Arial"/>
    </style:style>
    <style:style style:name="T4" style:family="text">
      <style:text-properties fo:font-size="10pt" style:font-size-asian="10pt" style:font-name-complex="Arial" style:font-weight-complex="bold"/>
    </style:style>
    <style:style style:name="T5" style:family="text">
      <style:text-properties fo:font-size="10pt" style:font-size-asian="10pt" style:font-size-complex="10pt" style:font-weight-complex="normal"/>
    </style:style>
    <style:style style:name="T6" style:family="text">
      <style:text-properties fo:font-size="10pt" fo:language="es" fo:country="AR" style:font-size-asian="10pt" style:font-name-complex="Arial" style:font-weight-complex="bold"/>
    </style:style>
    <style:style style:name="T7" style:family="text">
      <style:text-properties fo:font-size="10pt" fo:language="es" fo:country="AR" fo:font-weight="bold" style:font-size-asian="10pt" style:font-weight-asian="bold" style:font-name-complex="Arial" style:font-weight-complex="bold"/>
    </style:style>
    <style:style style:name="T8" style:family="text">
      <style:text-properties fo:font-size="10pt" fo:font-weight="bold" style:font-size-asian="10pt" style:font-weight-asian="bold"/>
    </style:style>
    <style:style style:name="T9" style:family="text">
      <style:text-properties fo:font-size="10pt" fo:font-weight="bold" style:font-size-asian="10pt" style:font-weight-asian="bold" style:font-weight-complex="bold"/>
    </style:style>
    <style:style style:name="T10" style:family="text">
      <style:text-properties fo:font-size="10pt" fo:font-weight="bold" style:font-size-asian="10pt" style:font-weight-asian="bold" style:font-name-complex="Arial"/>
    </style:style>
    <style:style style:name="T11" style:family="text">
      <style:text-properties fo:font-size="10pt" fo:font-weight="bold" style:font-size-asian="10pt" style:font-weight-asian="bold" style:font-name-complex="Arial" style:font-weight-complex="bold"/>
    </style:style>
    <style:style style:name="T12" style:family="text">
      <style:text-properties fo:font-size="10pt" fo:language="en" fo:country="none" fo:font-weight="bold" style:font-size-asian="10pt" style:font-weight-asian="bold" style:font-weight-complex="bold"/>
    </style:style>
    <style:style style:name="T13" style:family="text">
      <style:text-properties fo:font-size="10pt" fo:language="en" fo:country="US" style:font-size-asian="10pt" style:language-asian="en" style:country-asian="US" style:font-name-complex="Arial"/>
    </style:style>
    <style:style style:name="T14" style:family="text">
      <style:text-properties fo:color="#000080" fo:font-size="10pt" fo:font-weight="bold" style:font-size-asian="10pt" style:font-weight-asian="bold" style:font-name-complex="Arial"/>
    </style:style>
    <style:style style:name="T15" style:family="text">
      <style:text-properties fo:color="#000080" fo:font-size="10pt" style:font-size-asian="10pt" style:font-name-complex="Arial"/>
    </style:style>
    <style:style style:name="T16" style:family="text">
      <style:text-properties fo:color="#000080" fo:font-size="10pt" fo:language="en" fo:country="US" style:font-size-asian="10pt" style:font-name-complex="Arial"/>
    </style:style>
    <style:style style:name="T17" style:family="text">
      <style:text-properties fo:color="#000080" style:font-name="Calibri" fo:font-size="11pt" fo:language="en" fo:country="US" fo:font-weight="bold" style:font-size-asian="11pt" style:language-asian="en" style:country-asian="US" style:font-weight-asian="bold" style:font-name-complex="Calibri" style:font-size-complex="11pt" style:font-weight-complex="bold"/>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3" draw:name="graphics1" text:anchor-type="as-char" svg:width="2.9374in" svg:height="0.3429in" draw:z-index="0"><draw:image xlink:href="Pictures/100000000000011A0000002049ABBE87.png" xlink:type="simple" xlink:show="embed" xlink:actuate="onLoad"/></draw:frame></text:p>
      <text:p text:style-name="Standard"><text:span text:style-name="T7">Ñame: Binay Kumar</text:span></text:p>
      <text:p text:style-name="Standard"><text:span text:style-name="T7">Role: Cloud Analyst &amp; Architect</text:span></text:p>
      <text:p text:style-name="Standard"><text:span text:style-name="T11">Email: binay.kumar@tcs.com <text:s text:c="26"/>, Phone: +91 9830527052</text:span></text:p>
      <text:p text:style-name="P21"/>
      <text:p text:style-name="P26">CAREER PROFILE</text:p>
      <text:p text:style-name="P30"/>
      <table:table table:name="Table1" table:style-name="Table1">
        <table:table-column table:style-name="Table1.A"/>
        <table:table-column table:style-name="Table1.B"/>
        <table:table-row table:style-name="Table1.1">
          <table:table-cell table:style-name="Table1.A1" office:value-type="string">
            <text:p text:style-name="P48">Dates</text:p>
          </table:table-cell>
          <table:table-cell table:style-name="Table1.B1" office:value-type="string">
            <text:p text:style-name="P32">Organization</text:p>
          </table:table-cell>
        </table:table-row>
        <table:table-row table:style-name="Table1.2">
          <table:table-cell table:style-name="Table1.A1" office:value-type="string">
            <text:p text:style-name="P37"><text:span text:style-name="T10">07/2010 till present</text:span></text:p>
          </table:table-cell>
          <table:table-cell table:style-name="Table1.B1" office:value-type="string">
            <text:p text:style-name="P35">TCS</text:p>
          </table:table-cell>
        </table:table-row>
      </table:table>
      <text:p text:style-name="P26"/>
      <text:p text:style-name="P26"/>
      <text:p text:style-name="P26">EXPERIENCE SUMMARY</text:p>
      <text:p text:style-name="P14"><text:span text:style-name="T4">I am an associate with Tata Consultancy Services with a total of 11 years 3 months of work experience.</text:span><text:span text:style-name="T3"> My main areas of experience have been DevOps and Build Automation that include Continuous Integration and Continuous Deployment. Mainly working on cloud Platform Azure and Azure DevOps. Also playing role of Platform Engineer. I have worked primarily in Retail and Insurance domains.</text:span><text:span text:style-name="T16"> </text:span></text:p>
      <text:p text:style-name="P14"><text:span text:style-name="T16"><text:tab/></text:span><text:span text:style-name="T3">Seeking a challenging career in Cloud Provision, Application Migration and DevOps Profile that utilizes my experience completely.</text:span></text:p>
      <text:p text:style-name="P17"/>
      <text:p text:style-name="P17"/>
      <text:p text:style-name="P17">TCS PROPRIETARY EXPERTISE</text:p>
      <text:p text:style-name="P17"/>
      <text:list xml:id="list8710163022602675965" text:style-name="WW8Num3">
        <text:list-item>
          <text:p text:style-name="P54"><text:span text:style-name="T12">TCS Master Craft Application Lifecycle Manager :</text:span></text:p>
        </text:list-item>
      </text:list>
      <text:p text:style-name="P56"/>
      <text:p text:style-name="P55"><text:span text:style-name="T1">TCS Master Craft DevPlus is a scalable, Agile and DevOps product, that helps teams tailor their workflow to track and manage Scrum, Kanban or any other Agile framework, perform continuous testing, and automate release management.</text:span></text:p>
      <text:p text:style-name="P57"/>
      <text:p text:style-name="P57">Build the right product by ensuring transparency and alignment across all levels of the enterprise</text:p>
      <text:p text:style-name="P59"/>
      <text:list xml:id="list32785380" text:continue-numbering="true" text:style-name="WW8Num3">
        <text:list-item>
          <text:p text:style-name="P54"><text:span text:style-name="T9">TCS Testify Tool :</text:span><text:span text:style-name="T2"> </text:span></text:p>
        </text:list-item>
      </text:list>
      <text:p text:style-name="P58"/>
      <text:p text:style-name="P58">Handle test case development, execution and defect management lifecycle, based on given requirements</text:p>
      <text:p text:style-name="P17"/>
      <text:p text:style-name="P17"/>
      <text:p text:style-name="P17"/>
      <text:p text:style-name="P17"/>
      <text:p text:style-name="P17"/>
      <text:p text:style-name="P17"/>
      <text:p text:style-name="P17">GENERAL TECHNOLOGICAL EXPERTISE</text:p>
      <text:p text:style-name="P17"/>
      <text:p text:style-name="P3">Below is a list of important hardware, software products, tools and methods that I have worked with.</text:p>
      <text:p text:style-name="P3"/>
      <text:p text:style-name="P3"><draw:frame draw:style-name="fr1" draw:name="Frame1" text:anchor-type="paragraph" svg:x="-0.0783in" svg:y="0.05in" svg:width="5.9256in" draw:z-index="1"><draw:text-box fo:min-height="0.0228in"><table:table table:name="Table2" table:style-name="Table2"><table:table-column table:style-name="Table2.A" table:number-columns-repeated="3"/><table:table-column table:style-name="Table2.D"/><table:table-row table:style-name="Table2.1"><table:table-cell table:style-name="Table2.A1" office:value-type="string"><text:p text:style-name="P31">Hardware</text:p></table:table-cell><table:table-cell table:style-name="Table2.A1" office:value-type="string"><text:p text:style-name="P33">Technology</text:p></table:table-cell><table:table-cell table:style-name="Table2.A1" office:value-type="string"><text:p text:style-name="P31">Software Products</text:p></table:table-cell><table:table-cell table:style-name="Table2.D1" office:value-type="string"><text:p text:style-name="P31">Tools</text:p></table:table-cell></table:table-row><table:table-row table:style-name="Table2.2"><table:table-cell table:style-name="Table2.A2" office:value-type="string"><text:p text:style-name="P12"/><text:p text:style-name="P11"/><text:p text:style-name="P11">Windows Server</text:p><text:p text:style-name="P11">, Linux OS, RHEL</text:p></table:table-cell><table:table-cell table:style-name="Table2.A2" office:value-type="string"><text:list xml:id="list7993748441172126530" text:style-name="WW8Num4"><text:list-item><text:p text:style-name="P7">Java ,</text:p></text:list-item><text:list-item><text:p text:style-name="P7"><text:s/>Maven, </text:p></text:list-item><text:list-item><text:p text:style-name="P7">Jenkins, </text:p></text:list-item><text:list-item><text:p text:style-name="P19"><text:span text:style-name="T3">.Net , <text:s/></text:span></text:p></text:list-item><text:list-item><text:p text:style-name="P7">Kubernetes. </text:p></text:list-item><text:list-item><text:p text:style-name="P7">Powershell.</text:p></text:list-item><text:list-item><text:p text:style-name="P7"><text:s/>Shell Scripting, </text:p></text:list-item><text:list-item><text:p text:style-name="P7">SONAR </text:p></text:list-item></text:list></table:table-cell><table:table-cell table:style-name="Table2.A2" office:value-type="string"><text:list xml:id="list1804145531119528663" text:style-name="WW8Num7"><text:list-item><text:p text:style-name="P5">Github, </text:p></text:list-item><text:list-item><text:p text:style-name="P5">Azure DevOps</text:p></text:list-item><text:list-item><text:p text:style-name="P5">Docker,</text:p></text:list-item><text:list-item><text:p text:style-name="P5"><text:s/>Helm,</text:p></text:list-item><text:list-item><text:p text:style-name="P5"><text:s/>Azure Kubernetes Service,</text:p></text:list-item><text:list-item><text:p text:style-name="P5"><text:s/>Azure container Registry</text:p></text:list-item><text:list-item><text:p text:style-name="P5">Terraform</text:p></text:list-item></text:list></table:table-cell><table:table-cell table:style-name="Table2.D2" office:value-type="string"><text:list xml:id="list6021676100601844938" text:style-name="WW8Num10"><text:list-item><text:p text:style-name="P6">Visual Studio, </text:p></text:list-item><text:list-item><text:p text:style-name="P6">Spring Cloud, </text:p></text:list-item><text:list-item><text:p text:style-name="P6">Microsoft Azure</text:p></text:list-item><text:list-item><text:p text:style-name="P6">Github Actions</text:p></text:list-item></text:list></table:table-cell></table:table-row></table:table></draw:text-box></draw:frame><text:soft-page-break/></text:p>
      <text:p text:style-name="P3"/>
      <text:p text:style-name="P3"/>
      <text:p text:style-name="P26">ACADEMIC QUALIFICATIONS</text:p>
      <text:p text:style-name="P2"><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5">Degree and Date</text:p>
          </table:table-cell>
          <table:table-cell table:style-name="Table3.A1" office:value-type="string">
            <text:p text:style-name="P49">University Name ( As per Convocation) </text:p>
          </table:table-cell>
          <table:table-cell table:style-name="Table3.C1" office:value-type="string">
            <text:p text:style-name="P49">Major and Specialization</text:p>
          </table:table-cell>
        </table:table-row>
        <table:table-row table:style-name="Table3.2">
          <table:table-cell table:style-name="Table3.A1" office:value-type="string">
            <text:p text:style-name="P34">Bachelor Of Computer Application</text:p>
          </table:table-cell>
          <table:table-cell table:style-name="Table3.A1" office:value-type="string">
            <text:p text:style-name="P47">Birla Institute Of Technology</text:p>
          </table:table-cell>
          <table:table-cell table:style-name="Table3.C1" office:value-type="string">
            <text:p text:style-name="P48">Computer Application</text:p>
          </table:table-cell>
        </table:table-row>
        <table:table-row table:style-name="Table3.2">
          <table:table-cell table:style-name="Table3.A1" office:value-type="string">
            <text:p text:style-name="P34">Master Of computer Application</text:p>
          </table:table-cell>
          <table:table-cell table:style-name="Table3.A1" office:value-type="string">
            <text:p text:style-name="P47">Birla Institute Of Technology</text:p>
          </table:table-cell>
          <table:table-cell table:style-name="Table3.C1" office:value-type="string">
            <text:p text:style-name="P48">Computer Science, Information Technology</text:p>
          </table:table-cell>
        </table:table-row>
      </table:table>
      <text:p text:style-name="P26"/>
      <text:p text:style-name="P26"/>
      <text:p text:style-name="P26"/>
      <text:p text:style-name="Standard"><text:span text:style-name="T14">TRAINING / CONTINUING EDUCATION SUMMARY</text:span><text:span text:style-name="T17"> / CERTIFICATIONS</text:span></text:p>
      <text:p text:style-name="P2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Program or Course</text:p>
          </table:table-cell>
          <table:table-cell table:style-name="Table4.A1" office:value-type="string">
            <text:p text:style-name="P32">Coverage</text:p>
          </table:table-cell>
          <table:table-cell table:style-name="Table4.C1" office:value-type="string">
            <text:p text:style-name="P32">Dates</text:p>
          </table:table-cell>
        </table:table-row>
        <table:table-row table:style-name="Table4.2">
          <table:table-cell table:style-name="Table4.A1" office:value-type="string">
            <text:p text:style-name="P37"><text:span text:style-name="T4">Microsoft </text:span><text:span text:style-name="T4">Azure Fundamental AZ 900</text:span></text:p>
          </table:table-cell>
          <table:table-cell table:style-name="Table4.A1" office:value-type="string">
            <text:p text:style-name="P32">2 Year</text:p>
          </table:table-cell>
          <table:table-cell table:style-name="Table4.C1" office:value-type="string">
            <text:p text:style-name="P32">Feb 2021</text:p>
          </table:table-cell>
        </table:table-row>
        <table:table-row table:style-name="Table4.2">
          <table:table-cell table:style-name="Table4.A1" office:value-type="string">
            <text:p text:style-name="P37"><text:span text:style-name="T4">Microsoft Azure Administrator Associate AZ 104</text:span></text:p>
          </table:table-cell>
          <table:table-cell table:style-name="Table4.A1" office:value-type="string">
            <text:p text:style-name="P32">2 Year</text:p>
          </table:table-cell>
          <table:table-cell table:style-name="Table4.C1" office:value-type="string">
            <text:p text:style-name="P32">July 2021</text:p>
          </table:table-cell>
        </table:table-row>
        <table:table-row table:style-name="Table4.2">
          <table:table-cell table:style-name="Table4.A1" office:value-type="string">
            <text:p text:style-name="P32">Amazon Web Services</text:p>
          </table:table-cell>
          <table:table-cell table:style-name="Table4.A1" office:value-type="string">
            <text:p text:style-name="P32">1Year</text:p>
          </table:table-cell>
          <table:table-cell table:style-name="Table4.C1" office:value-type="string">
            <text:p text:style-name="P32">May 2014</text:p>
          </table:table-cell>
        </table:table-row>
      </table:table>
      <text:p text:style-name="P26"/>
      <text:p text:style-name="P26"/>
      <text:p text:style-name="P26">LIST OF CAREER AWARDS</text:p>
      <text:list xml:id="list2618414603184937516" text:style-name="WW8Num5">
        <text:list-item>
          <text:p text:style-name="P53"><text:span text:style-name="T9">TCS Excellence Award (2012, and 2014)</text:span></text:p>
        </text:list-item>
      </text:list>
      <text:p text:style-name="P60"/>
      <text:list xml:id="list32766619" text:continue-numbering="true" text:style-name="WW8Num5">
        <text:list-item>
          <text:p text:style-name="P53"><text:span text:style-name="T9">TCS Embark Training (2021)</text:span></text:p>
        </text:list-item>
      </text:list>
      <text:p text:style-name="P59"/>
      <text:p text:style-name="P22"><text:span text:style-name="T14">PROJECT PROFILE: </text:span></text:p>
      <text:p text:style-name="P26"/>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A"/>
        <table:table-row table:style-name="Table5.1">
          <table:table-cell table:style-name="Table5.A1" office:value-type="string">
            <text:p text:style-name="Table_20_Heading"/>
          </table:table-cell>
          <table:table-cell table:style-name="Table5.B1" table:number-columns-spanned="2" office:value-type="string">
            <text:p text:style-name="P38">Project<text:soft-page-break/></text:p>
          </table:table-cell>
          <table:covered-table-cell/>
          <table:table-cell table:style-name="Table5.D1" table:number-columns-spanned="4" office:value-type="string">
            <text:p text:style-name="P20"><text:span text:style-name="T3">TATA Digital (Tata NEU)</text:span></text:p>
          </table:table-cell>
          <table:covered-table-cell/>
          <table:covered-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Client</text:p>
          </table:table-cell>
          <table:covered-table-cell/>
          <table:table-cell table:style-name="Table5.D1" table:number-columns-spanned="4" office:value-type="string">
            <text:p text:style-name="P20"><text:span text:style-name="T10">Tata Digital</text:span></text:p>
          </table:table-cell>
          <table:covered-table-cell/>
          <table:covered-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Period</text:p>
          </table:table-cell>
          <table:covered-table-cell/>
          <table:table-cell table:style-name="Table5.D1" table:number-columns-spanned="4" office:value-type="string">
            <text:p text:style-name="P20"><text:span text:style-name="T3">02/2020 to 04/2021</text:span></text:p>
          </table:table-cell>
          <table:covered-table-cell/>
          <table:covered-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Role</text:p>
          </table:table-cell>
          <table:covered-table-cell/>
          <table:table-cell table:style-name="Table5.D1" table:number-columns-spanned="4" office:value-type="string">
            <text:p text:style-name="P41">DevOps Engineer</text:p>
          </table:table-cell>
          <table:covered-table-cell/>
          <table:covered-table-cell/>
          <table:covered-table-cell/>
        </table:table-row>
        <table:table-row table:style-name="Table5.5">
          <table:table-cell table:style-name="Table5.A1" office:value-type="string">
            <text:p text:style-name="P17"/>
          </table:table-cell>
          <table:table-cell table:style-name="Table5.B1" table:number-columns-spanned="2" office:value-type="string">
            <text:p text:style-name="P27">Responsibilities</text:p>
          </table:table-cell>
          <table:covered-table-cell/>
          <table:table-cell table:style-name="Table5.D1" table:number-columns-spanned="4" office:value-type="string">
            <text:p text:style-name="P42">Working as a Senior DevOps Engineer on Azure Cloud Platform </text:p>
            <text:p text:style-name="P42">• Worked for Internal Clients and on Azure DevOps Platform</text:p>
            <text:p text:style-name="P42"><text:s/>• Creation of Pipeline for Micro services CICD Implementation (Java, Spring boot, Maven Sonar)</text:p>
            <text:p text:style-name="P42"><text:s/>• Configured Various Environment on Azure Kubernetes Services </text:p>
            <text:p text:style-name="P42">• Worked with Infra to Set up Application Gateway and Expose End url in Public Domain </text:p>
            <text:p text:style-name="P42">• Continuous Health check and Running status of the AKS using application Insight</text:p>
            <text:p text:style-name="P42">• Managing and Reviewing the Pipelines for our Modules</text:p>
            <text:p text:style-name="P42">• Monitor and track the resource consumption of the Cluster and Pods on given point of time.</text:p>
            <text:p text:style-name="P42">• Apply Scaling of resources on Pod Level with HPA on Kubernetes</text:p>
            <text:p text:style-name="P43"/>
          </table:table-cell>
          <table:covered-table-cell/>
          <table:covered-table-cell/>
          <table:covered-table-cell/>
        </table:table-row>
        <table:table-row table:style-name="Table5.6">
          <table:table-cell table:style-name="Table5.A1" office:value-type="string">
            <text:p text:style-name="P17"/>
          </table:table-cell>
          <table:table-cell table:style-name="Table5.B1" table:number-columns-spanned="2" office:value-type="string">
            <text:p text:style-name="P23"><text:span text:style-name="T14">Description</text:span><text:span text:style-name="T3"> <text:s/><text:tab/></text:span></text:p>
          </table:table-cell>
          <table:covered-table-cell/>
          <table:table-cell table:style-name="Table5.D1" table:number-columns-spanned="4" office:value-type="string">
            <text:p text:style-name="P39"><text:span text:style-name="T13">.It is Platform that support multi channel and Multiple Clients, This is Supper App known as TATA NEU . It offer wide range of Service in multiple sectors and provides a centralized platform to the Customers.</text:span></text:p>
          </table:table-cell>
          <table:covered-table-cell/>
          <table:covered-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Tool<text:tab/> <text:s/></text:p>
          </table:table-cell>
          <table:covered-table-cell/>
          <table:table-cell table:style-name="Table5.D1" table:number-columns-spanned="4" office:value-type="string">
            <text:p text:style-name="P8">Azure Cloud , Azure DevOps, Java, Maven, SONAR, Shell</text:p>
          </table:table-cell>
          <table:covered-table-cell/>
          <table:covered-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Languages</text:p>
          </table:table-cell>
          <table:covered-table-cell/>
          <table:table-cell table:style-name="Table5.D1" table:number-columns-spanned="4" office:value-type="string">
            <text:p text:style-name="P13">Java, Hibernate, Node, Angular JS</text:p>
          </table:table-cell>
          <table:covered-table-cell/>
          <table:covered-table-cell/>
          <table:covered-table-cell/>
        </table:table-row>
        <table:table-row table:style-name="Table5.1">
          <table:table-cell table:style-name="Table5.A1" office:value-type="string">
            <text:p text:style-name="P18"/>
          </table:table-cell>
          <table:table-cell table:style-name="Table5.B1" table:number-columns-spanned="2" office:value-type="string">
            <text:p text:style-name="P27">Work Location</text:p>
          </table:table-cell>
          <table:covered-table-cell/>
          <table:table-cell table:style-name="Table5.D1" table:number-columns-spanned="4" office:value-type="string">
            <text:h text:style-name="P52" text:outline-level="7">Kolkata, India</text:h>
          </table:table-cell>
          <table:covered-table-cell/>
          <table:covered-table-cell/>
          <table:covered-table-cell/>
        </table:table-row>
        <table:table-row table:style-name="Table5.1">
          <table:table-cell table:style-name="Table5.B1" table:number-columns-spanned="2" office:value-type="string">
            <text:p text:style-name="P8"/>
          </table:table-cell>
          <table:covered-table-cell/>
          <table:table-cell table:style-name="Table5.B1" table:number-columns-spanned="4" office:value-type="string">
            <text:p text:style-name="Table_20_Contents"/>
          </table:table-cell>
          <table:covered-table-cell/>
          <table:covered-table-cell/>
          <table:covered-table-cell/>
          <table:table-cell table:style-name="Table5.G10" office:value-type="string">
            <text:p text:style-name="Table_20_Contents"/>
          </table: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
      <text:p text:style-name="P40"><draw:frame draw:style-name="fr1" draw:name="Frame2" text:anchor-type="paragraph" svg:x="-0.0783in" svg:y="0.689in" svg:width="6.2835in" draw:z-index="2"><draw:text-box fo:min-height="0.0228in"><table:table table:name="Table6" table:style-name="Table6"><table:table-column table:style-name="Table6.A"/><table:table-column table:style-name="Table6.B"/><table:table-row table:style-name="Table6.1"><table:table-cell table:style-name="Table6.A1" office:value-type="string"><text:p text:style-name="P38">Project</text:p></table:table-cell><table:table-cell table:style-name="Table6.B1" office:value-type="string"><text:p text:style-name="P9">Tata Croma</text:p></table:table-cell></table:table-row><table:table-row table:style-name="Table6.1"><table:table-cell table:style-name="Table6.A1" office:value-type="string"><text:p text:style-name="P27">Client</text:p></table:table-cell><table:table-cell table:style-name="Table6.B1" office:value-type="string"><text:p text:style-name="P9">TATA</text:p></table:table-cell></table:table-row><table:table-row table:style-name="Table6.1"><table:table-cell table:style-name="Table6.A1" office:value-type="string"><text:p text:style-name="P27">Period</text:p></table:table-cell><table:table-cell table:style-name="Table6.B1" office:value-type="string"><text:p text:style-name="P20"><text:span text:style-name="T3">4/2021 to 09/2021</text:span></text:p></table:table-cell></table:table-row><table:table-row table:style-name="Table6.1"><table:table-cell table:style-name="Table6.A1" office:value-type="string"><text:p text:style-name="P27">Role</text:p></table:table-cell><table:table-cell table:style-name="Table6.B1" office:value-type="string"><text:p text:style-name="P15">Role: DevOps and Cloud Platform Engineer </text:p><text:p text:style-name="P10"/></table:table-cell></table:table-row><table:table-row table:style-name="Table6.5"><table:table-cell table:style-name="Table6.A1" office:value-type="string"><text:p text:style-name="P27">Responsibilities</text:p></table:table-cell><table:table-cell table:style-name="Table6.B1" office:value-type="string"><text:p text:style-name="P15">Key Responsibilities: </text:p><text:p text:style-name="P15">• Working as a core team for DevOps solution and Cloud Technologies. </text:p><text:p text:style-name="P15">• Worked on Azure Pipeline creation for Build automation and Deployment for Java based Application.</text:p><text:p text:style-name="P15">• Setting up testing frame work and enable Code coverage</text:p><text:p text:style-name="P14">• Set up Self Hosted agent for Build Pipeline for Parallel Build Execution.</text:p><text:p text:style-name="P14">• Validating the DevOps standards for Build and Release Process</text:p><text:p text:style-name="P14">• Creating Agent Pool for Self Hosted agents</text:p><text:p text:style-name="P14">• Setting up the Build Environment for SAP based application</text:p></table:table-cell></table:table-row><table:table-row table:style-name="Table6.6"><table:table-cell table:style-name="Table6.A1" office:value-type="string"><text:p text:style-name="P23"><text:span text:style-name="T14">Description</text:span><text:span text:style-name="T3"> <text:s/><text:tab/></text:span></text:p></table:table-cell><table:table-cell table:style-name="Table6.B1" office:value-type="string"><text:p text:style-name="P44">It is Croma Portal for Online Products and customer Support.</text:p></table:table-cell></table:table-row><table:table-row table:style-name="Table6.1"><table:table-cell table:style-name="Table6.A1" office:value-type="string"><text:p text:style-name="P27">Tool<text:tab/> <text:s/></text:p></table:table-cell><table:table-cell table:style-name="Table6.B1" office:value-type="string"><text:p text:style-name="P8">Azure DevOps, Maven, SONAR, Code Coverage</text:p></table:table-cell></table:table-row><table:table-row table:style-name="Table6.1"><table:table-cell table:style-name="Table6.A1" office:value-type="string"><text:p text:style-name="P27">Languages</text:p></table:table-cell><table:table-cell table:style-name="Table6.B1" office:value-type="string"><text:p text:style-name="P8">Java, Angular JS, Shell Scripting</text:p></table:table-cell></table:table-row><table:table-row table:style-name="Table6.1"><table:table-cell table:style-name="Table6.A1" office:value-type="string"><text:p text:style-name="P27">Work Location</text:p></table:table-cell><table:table-cell table:style-name="Table6.B1" office:value-type="string"><text:h text:style-name="P52" text:outline-level="7">Kolkata , India</text:h></table:table-cell></table:table-row></table:table></draw:text-box></draw:frame></text:p>
      <text:p text:style-name="P26"/>
      <text:p text:style-name="P26"/>
      <text:p text:style-name="P26"/>
      <text:p text:style-name="P26"/>
      <text:p text:style-name="P26"/>
      <table:table table:name="Table7" table:style-name="Table7">
        <table:table-column table:style-name="Table7.A"/>
        <table:table-column table:style-name="Table7.B"/>
        <table:table-row table:style-name="Table7.1">
          <table:table-cell table:style-name="Table7.A1" office:value-type="string">
            <text:p text:style-name="P27">Project</text:p>
          </table:table-cell>
          <table:table-cell table:style-name="Table7.B1" office:value-type="string">
            <text:p text:style-name="P9">Digital Tech</text:p>
          </table:table-cell>
        </table:table-row>
        <table:table-row table:style-name="Table7.1">
          <table:table-cell table:style-name="Table7.A1" office:value-type="string">
            <text:p text:style-name="P27">Client</text:p>
          </table:table-cell>
          <table:table-cell table:style-name="Table7.B1" office:value-type="string">
            <text:p text:style-name="P8">Celcom</text:p>
          </table:table-cell>
        </table:table-row>
        <table:table-row table:style-name="Table7.1">
          <table:table-cell table:style-name="Table7.A1" office:value-type="string">
            <text:p text:style-name="P27">Period<text:soft-page-break/></text:p>
          </table:table-cell>
          <table:table-cell table:style-name="Table7.B1" office:value-type="string">
            <text:p text:style-name="P20"><text:span text:style-name="T3">07/2019 to 02/2020</text:span></text:p>
          </table:table-cell>
        </table:table-row>
        <table:table-row table:style-name="Table7.1">
          <table:table-cell table:style-name="Table7.A1" office:value-type="string">
            <text:p text:style-name="P27">Role</text:p>
          </table:table-cell>
          <table:table-cell table:style-name="Table7.B1" office:value-type="string">
            <text:p text:style-name="P15">DevOps and Cloud Platform Engineer</text:p>
          </table:table-cell>
        </table:table-row>
        <table:table-row table:style-name="Table7.1">
          <table:table-cell table:style-name="Table7.A1" office:value-type="string">
            <text:p text:style-name="P27">Responsibilities</text:p>
          </table:table-cell>
          <table:table-cell table:style-name="Table7.B1" office:value-type="string">
            <text:p text:style-name="P14">Key Responsibilities: </text:p>
            <text:p text:style-name="P14">• Working as a core team for DevOps solution and Cloud Technologies.</text:p>
            <text:p text:style-name="P14"><text:s/>• Worked for multiple Clients and on multiple Cloud Platform , Kubernetes,</text:p>
            <text:p text:style-name="P14">• On Premises Kubernetes Cluster Set up using Kube Admin</text:p>
            <text:p text:style-name="P14">Setting Up cluster networking , Ingress Rules</text:p>
            <text:p text:style-name="P14">• Creating the ELK and EFK stack and monitoring the resource utilization.</text:p>
            <text:p text:style-name="P14">• Setting up HA Proxy and Keep alive components for High Availability.</text:p>
            <text:p text:style-name="P14">• Ingress Controller and Ingress setup for Path based routing</text:p>
            <text:p text:style-name="P14">• Attending daily meeting with Development team and Stakeholders</text:p>
            <text:p text:style-name="P14">• Working on Vulnerability fix after security scanning by a network and security team,</text:p>
          </table:table-cell>
        </table:table-row>
        <table:table-row table:style-name="Table7.1">
          <table:table-cell table:style-name="Table7.A1" office:value-type="string">
            <text:p text:style-name="P27">Description <text:s/><text:tab/></text:p>
          </table:table-cell>
          <table:table-cell table:style-name="Table7.B1" office:value-type="string">
            <text:p text:style-name="P8">It was a Pilot Project to test the Kubernetes Cluster on Premises features and Migration of Some Existing application </text:p>
          </table:table-cell>
        </table:table-row>
        <table:table-row table:style-name="Table7.1">
          <table:table-cell table:style-name="Table7.A1" office:value-type="string">
            <text:p text:style-name="P27">Tool<text:tab/> <text:s/></text:p>
          </table:table-cell>
          <table:table-cell table:style-name="Table7.B1" office:value-type="string">
            <text:p text:style-name="P9">Kubernetes, ELK, Virtual Machine, </text:p>
          </table:table-cell>
        </table:table-row>
        <table:table-row table:style-name="Table7.8">
          <table:table-cell table:style-name="Table7.A8" office:value-type="string">
            <text:p text:style-name="P27">Languages</text:p>
          </table:table-cell>
          <table:table-cell table:style-name="Table7.B8" office:value-type="string">
            <text:p text:style-name="P20"><text:span text:style-name="T10">YAML, Shell, Power shell</text:span></text:p>
          </table:table-cell>
        </table:table-row>
        <table:table-row table:style-name="Table7.1">
          <table:table-cell table:style-name="Table7.A8" office:value-type="string">
            <text:p text:style-name="P27">Work Location</text:p>
          </table:table-cell>
          <table:table-cell table:style-name="Table7.B8" office:value-type="string">
            <text:h text:style-name="P52" text:outline-level="7">Kolkata, India</text:h>
          </table:table-cell>
        </table:table-row>
      </table:table>
      <text:p text:style-name="P24"/>
      <text:p text:style-name="P45"/>
      <text:p text:style-name="P45"/>
      <text:p text:style-name="P45"/>
      <text:p text:style-name="P45"/>
      <text:p text:style-name="P45"/>
      <text:p text:style-name="P45"/>
      <text:p text:style-name="P45"/>
      <text:p text:style-name="P24"/>
      <table:table table:name="Table8" table:style-name="Table8">
        <table:table-column table:style-name="Table8.A"/>
        <table:table-column table:style-name="Table8.B"/>
        <table:table-row table:style-name="Table8.1">
          <table:table-cell table:style-name="Table8.A1" office:value-type="string">
            <text:p text:style-name="P27">Project</text:p>
          </table:table-cell>
          <table:table-cell table:style-name="Table8.B1" office:value-type="string">
            <text:p text:style-name="P16">KITS</text:p>
          </table:table-cell>
        </table:table-row>
        <table:table-row table:style-name="Table8.1">
          <table:table-cell table:style-name="Table8.A1" office:value-type="string">
            <text:p text:style-name="P27">Client</text:p>
          </table:table-cell>
          <table:table-cell table:style-name="Table8.B1" office:value-type="string">
            <text:p text:style-name="P8">Kingfisher PLC</text:p>
          </table:table-cell>
        </table:table-row>
        <table:table-row table:style-name="Table8.1">
          <table:table-cell table:style-name="Table8.A1" office:value-type="string">
            <text:p text:style-name="P27">Period</text:p>
          </table:table-cell>
          <table:table-cell table:style-name="Table8.B1" office:value-type="string">
            <text:p text:style-name="P20"><text:span text:style-name="T3">02/2017 to 06/2019</text:span></text:p>
          </table:table-cell>
        </table:table-row>
        <table:table-row table:style-name="Table8.1">
          <table:table-cell table:style-name="Table8.A1" office:value-type="string">
            <text:p text:style-name="P27">Role</text:p>
          </table:table-cell>
          <table:table-cell table:style-name="Table8.B1" office:value-type="string">
            <text:p text:style-name="P20"><text:span text:style-name="T3">Build Specialist &amp; Environment Manager</text:span></text:p>
          </table:table-cell>
        </table:table-row>
        <table:table-row table:style-name="Table8.1">
          <table:table-cell table:style-name="Table8.A1" office:value-type="string">
            <text:p text:style-name="P27">Responsibilities</text:p>
          </table:table-cell>
          <table:table-cell table:style-name="Table8.B1" office:value-type="string">
            <text:p text:style-name="P14">Maintain the Application Life cycle through different phases.</text:p>
            <text:p text:style-name="P14"><text:s/>• Get involve in vendor meetings to understand the requirement and challenges.</text:p>
            <text:p text:style-name="P14"><text:s/>• Provide feasible solutions to in order to mitigate any business impact. </text:p>
            <text:p text:style-name="P14">• Set up Build and Deployment solution for all the applications. </text:p>
            <text:p text:style-name="P14">• Manage the code base and maintain the track of code revision for tractability.</text:p>
            <text:p text:style-name="P14">. Set up the New Environment on demand and perform rollout</text:p>
            <text:p text:style-name="P14"><text:soft-page-break/>. Assist the Testing team and using the Environment </text:p>
          </table:table-cell>
        </table:table-row>
        <table:table-row table:style-name="Table8.1">
          <table:table-cell table:style-name="Table8.A1" office:value-type="string">
            <text:p text:style-name="P27">Description <text:s/><text:tab/></text:p>
          </table:table-cell>
          <table:table-cell table:style-name="Table8.B1" office:value-type="string">
            <text:p text:style-name="Standard">In order to embrace the advantage of the information technology and to <text:s/>upgrade the Retail experience , Omni Channel Platform has to be designed for Customer. Omnistore Kiosk and POS is setup.</text:p>
          </table:table-cell>
        </table:table-row>
        <table:table-row table:style-name="Table8.1">
          <table:table-cell table:style-name="Table8.A1" office:value-type="string">
            <text:p text:style-name="P27">Tool<text:tab/> <text:s/></text:p>
          </table:table-cell>
          <table:table-cell table:style-name="Table8.B1" office:value-type="string">
            <text:p text:style-name="P20"><text:span text:style-name="T10">Jenkins, Maven, Corbertura, Sonar,Shell , JBOSS , Wildfly</text:span></text:p>
          </table:table-cell>
        </table:table-row>
        <table:table-row table:style-name="Table8.1">
          <table:table-cell table:style-name="Table8.A8" office:value-type="string">
            <text:p text:style-name="P27">Languages</text:p>
          </table:table-cell>
          <table:table-cell table:style-name="Table8.B8" office:value-type="string">
            <text:p text:style-name="P20"><text:span text:style-name="T10">Java , Node js, Angular JS</text:span></text:p>
          </table:table-cell>
        </table:table-row>
        <table:table-row table:style-name="Table8.1">
          <table:table-cell table:style-name="Table8.A8" office:value-type="string">
            <text:p text:style-name="P27">Work Location</text:p>
          </table:table-cell>
          <table:table-cell table:style-name="Table8.B8" office:value-type="string">
            <text:h text:style-name="P52" text:outline-level="7">Kolkata</text:h>
          </table:table-cell>
        </table:table-row>
      </table:table>
      <text:p text:style-name="P25"/>
      <text:p text:style-name="P25"/>
      <text:p text:style-name="P25"/>
      <text:p text:style-name="P25"/>
      <text:p text:style-name="P25"/>
      <table:table table:name="Table9" table:style-name="Table9">
        <table:table-column table:style-name="Table9.A"/>
        <table:table-column table:style-name="Table9.B"/>
        <table:table-row table:style-name="Table9.1">
          <table:table-cell table:style-name="Table9.A1" office:value-type="string">
            <text:p text:style-name="P27">Project</text:p>
          </table:table-cell>
          <table:table-cell table:style-name="Table9.B1" office:value-type="string">
            <text:p text:style-name="P16">Connect and Home Shopping Centre</text:p>
          </table:table-cell>
        </table:table-row>
        <table:table-row table:style-name="Table9.1">
          <table:table-cell table:style-name="Table9.A1" office:value-type="string">
            <text:p text:style-name="P27">Client</text:p>
          </table:table-cell>
          <table:table-cell table:style-name="Table9.B1" office:value-type="string">
            <text:p text:style-name="P8">ASDA </text:p>
          </table:table-cell>
        </table:table-row>
        <table:table-row table:style-name="Table9.1">
          <table:table-cell table:style-name="Table9.A1" office:value-type="string">
            <text:p text:style-name="P27">Period</text:p>
          </table:table-cell>
          <table:table-cell table:style-name="Table9.B1" office:value-type="string">
            <text:p text:style-name="P20"><text:span text:style-name="T3">04/2014 to 01/2017</text:span></text:p>
          </table:table-cell>
        </table:table-row>
        <table:table-row table:style-name="Table9.1">
          <table:table-cell table:style-name="Table9.A1" office:value-type="string">
            <text:p text:style-name="P27">Role</text:p>
          </table:table-cell>
          <table:table-cell table:style-name="Table9.B1" office:value-type="string">
            <text:p text:style-name="P8">Build Specialist</text:p>
          </table:table-cell>
        </table:table-row>
        <table:table-row table:style-name="Table9.1">
          <table:table-cell table:style-name="Table9.A1" office:value-type="string">
            <text:p text:style-name="P27">Responsibilities</text:p>
          </table:table-cell>
          <table:table-cell table:style-name="Table9.B1" office:value-type="string">
            <text:p text:style-name="P14">Maintain the Application Life cycle through different phases.</text:p>
            <text:p text:style-name="P14"><text:s/>• Get involve in vendor meetings to understand the requirement and challenges.</text:p>
            <text:p text:style-name="P14">• <text:line-break/>Build the APK file for the Hand held Device using the CI pipeline on Jenkins regularly</text:p>
            <text:p text:style-name="P14">• Deploy the latest release using Air Watch in various Store across the region and track the deployment status.</text:p>
            <text:p text:style-name="P14">• Maintain the DBA and Developer request for Providing the required details related to Environment</text:p>
            <text:p text:style-name="P14">• Debug and trouble shoot the issue faced <text:s/>by Customer while using the services..</text:p>
            <text:p text:style-name="P14"><text:s/>• Provide feasible solutions to in order to mitigate any business impact. </text:p>
            <text:p text:style-name="P14">• Set up Build and Deployment solution for all the applications. </text:p>
            <text:p text:style-name="P14">• Manage the code base and maintain the track of code revision for tractability.</text:p>
          </table:table-cell>
        </table:table-row>
        <table:table-row table:style-name="Table9.1">
          <table:table-cell table:style-name="Table9.A1" office:value-type="string">
            <text:p text:style-name="P27">Description <text:s/><text:tab/></text:p>
          </table:table-cell>
          <table:table-cell table:style-name="Table9.B1" office:value-type="string">
            <text:p text:style-name="Standard">In order to embrace the advantage of the information technology and to improve the business model, ASDA (client) was all ready to digitize their existing logistics system under the brand name Store Connect</text:p>
          </table:table-cell>
        </table:table-row>
        <table:table-row table:style-name="Table9.1">
          <table:table-cell table:style-name="Table9.A1" office:value-type="string">
            <text:p text:style-name="P27">Tool<text:tab/> <text:s/></text:p>
          </table:table-cell>
          <table:table-cell table:style-name="Table9.B1" office:value-type="string">
            <text:p text:style-name="P9">Jenkins, Maven, Corbertura, Sonar,Shell</text:p>
          </table:table-cell>
        </table:table-row>
        <table:table-row table:style-name="Table9.1">
          <table:table-cell table:style-name="Table9.A8" office:value-type="string">
            <text:p text:style-name="P27">Languages</text:p>
          </table:table-cell>
          <table:table-cell table:style-name="Table9.B8" office:value-type="string">
            <text:p text:style-name="P9">Java , Node js</text:p>
          </table:table-cell>
        </table:table-row>
        <table:table-row table:style-name="Table9.1">
          <table:table-cell table:style-name="Table9.A8" office:value-type="string">
            <text:p text:style-name="P27">Work Location</text:p>
          </table:table-cell>
          <table:table-cell table:style-name="Table9.B8" office:value-type="string">
            <text:h text:style-name="P51" text:outline-level="7"><text:span text:style-name="T5">Kolkata , Leeds UK</text:span></text:h>
          </table:table-cell>
        </table:table-row>
      </table:table>
      <text:p text:style-name="P25"/>
      <text:p text:style-name="P25"/>
      <text:p text:style-name="P25"><text:soft-page-break/></text:p>
      <table:table table:name="Table10" table:style-name="Table10">
        <table:table-column table:style-name="Table10.A"/>
        <table:table-column table:style-name="Table10.B"/>
        <table:table-row table:style-name="Table10.1">
          <table:table-cell table:style-name="Table10.A1" office:value-type="string">
            <text:p text:style-name="P27">Project</text:p>
          </table:table-cell>
          <table:table-cell table:style-name="Table10.B1" office:value-type="string">
            <text:p text:style-name="P16">NBC Universal Studios</text:p>
          </table:table-cell>
        </table:table-row>
        <table:table-row table:style-name="Table10.1">
          <table:table-cell table:style-name="Table10.A1" office:value-type="string">
            <text:p text:style-name="P27">Client</text:p>
          </table:table-cell>
          <table:table-cell table:style-name="Table10.B1" office:value-type="string">
            <text:p text:style-name="P8">NBCU Media Domain</text:p>
          </table:table-cell>
        </table:table-row>
        <table:table-row table:style-name="Table10.1">
          <table:table-cell table:style-name="Table10.A1" office:value-type="string">
            <text:p text:style-name="P27">Period</text:p>
          </table:table-cell>
          <table:table-cell table:style-name="Table10.B1" office:value-type="string">
            <text:p text:style-name="P20"><text:span text:style-name="T3">04/2011 to 02/2014</text:span></text:p>
          </table:table-cell>
        </table:table-row>
        <table:table-row table:style-name="Table10.1">
          <table:table-cell table:style-name="Table10.A1" office:value-type="string">
            <text:p text:style-name="P27">Role</text:p>
          </table:table-cell>
          <table:table-cell table:style-name="Table10.B1" office:value-type="string">
            <text:p text:style-name="P8">Build Solution Specialist</text:p>
          </table:table-cell>
        </table:table-row>
        <table:table-row table:style-name="Table10.1">
          <table:table-cell table:style-name="Table10.A1" office:value-type="string">
            <text:p text:style-name="P27">Responsibilities</text:p>
          </table:table-cell>
          <table:table-cell table:style-name="Table10.B1" office:value-type="string">
            <text:p text:style-name="P14">Maintain the Application Life cycle through different phases.</text:p>
            <text:p text:style-name="P14"><text:s/>• Manage different SCM tools as admin (Github, TFS, Clearcase) for various team and provide the required assistance..</text:p>
            <text:p text:style-name="P14">• Migrate the Source code from IBM clearcase to TFS</text:p>
            <text:p text:style-name="P14">• Provide Build Solution various team using a CI tool called ANTHill PRO currently known as Ubuild and Udeploy.</text:p>
            <text:p text:style-name="P14">• Set up confluence Pages and upgrade the version whenever required.</text:p>
            <text:p text:style-name="P14">• Follow the Scrum Process and attend the Daily SCRUM Meeting Client and track the status on Kanban Board.</text:p>
            <text:p text:style-name="P14">• Debug and trouble shoot the issue faced <text:s/>by Customer while using the services..</text:p>
            <text:p text:style-name="P14"><text:s/>• Provide feasible solutions to in order to mitigate any business impact. </text:p>
            <text:p text:style-name="P14">• Set up Build and Deployment solution for all the applications. </text:p>
            <text:p text:style-name="P14">• Manage the code base and maintain the track of code revision for tractability.</text:p>
          </table:table-cell>
        </table:table-row>
        <table:table-row table:style-name="Table10.1">
          <table:table-cell table:style-name="Table10.A1" office:value-type="string">
            <text:p text:style-name="P27">Description <text:s/><text:tab/></text:p>
          </table:table-cell>
          <table:table-cell table:style-name="Table10.B1" office:value-type="string">
            <text:p text:style-name="Standard">It was a Media Domain Project based on USA, We as a team are responsible for Providing Build software solution. Supported various tools and Source code management.</text:p>
          </table:table-cell>
        </table:table-row>
        <table:table-row table:style-name="Table10.1">
          <table:table-cell table:style-name="Table10.A1" office:value-type="string">
            <text:p text:style-name="P27">Tool<text:tab/> <text:s/></text:p>
          </table:table-cell>
          <table:table-cell table:style-name="Table10.B1" office:value-type="string">
            <text:p text:style-name="P20"><text:span text:style-name="T10">ANTHill, ANT, Corbertura, Sonar,Shell</text:span></text:p>
          </table:table-cell>
        </table:table-row>
        <table:table-row table:style-name="Table10.1">
          <table:table-cell table:style-name="Table10.A8" office:value-type="string">
            <text:p text:style-name="P27">Languages</text:p>
          </table:table-cell>
          <table:table-cell table:style-name="Table10.B8" office:value-type="string">
            <text:p text:style-name="P20"><text:span text:style-name="T10">Java , Node js, Javascript</text:span></text:p>
          </table:table-cell>
        </table:table-row>
        <table:table-row table:style-name="Table10.1">
          <table:table-cell table:style-name="Table10.A8" office:value-type="string">
            <text:p text:style-name="P27">Work Location</text:p>
          </table:table-cell>
          <table:table-cell table:style-name="Table10.B8" office:value-type="string">
            <text:h text:style-name="P52" text:outline-level="7">Mumbai</text:h>
          </table:table-cell>
        </table:table-row>
      </table:table>
      <text:p text:style-name="P25"/>
      <text:p text:style-name="P25"/>
      <text:p text:style-name="P25"/>
      <text:p text:style-name="P25"/>
      <text:p text:style-name="P25"/>
      <text:p text:style-name="P25"/>
      <text:p text:style-name="P25"/>
      <text:p text:style-name="P25"/>
      <table:table table:name="Table11" table:style-name="Table11">
        <table:table-column table:style-name="Table11.A"/>
        <table:table-column table:style-name="Table11.B"/>
        <table:table-row table:style-name="Table11.1">
          <table:table-cell table:style-name="Table11.A1" office:value-type="string">
            <text:p text:style-name="P27">Project</text:p>
          </table:table-cell>
          <table:table-cell table:style-name="Table11.B1" office:value-type="string">
            <text:p text:style-name="P16">CCIL</text:p>
          </table:table-cell>
        </table:table-row>
        <table:table-row table:style-name="Table11.1">
          <table:table-cell table:style-name="Table11.A1" office:value-type="string">
            <text:p text:style-name="P27">Client</text:p>
          </table:table-cell>
          <table:table-cell table:style-name="Table11.B1" office:value-type="string">
            <text:p text:style-name="P8">Clearing Coporation,</text:p>
          </table:table-cell>
        </table:table-row>
        <table:table-row table:style-name="Table11.1">
          <table:table-cell table:style-name="Table11.A1" office:value-type="string">
            <text:p text:style-name="P27">Period</text:p>
          </table:table-cell>
          <table:table-cell table:style-name="Table11.B1" office:value-type="string">
            <text:p text:style-name="P20"><text:span text:style-name="T3">07/2010 to 04/2011</text:span></text:p>
          </table:table-cell>
        </table:table-row>
        <table:table-row table:style-name="Table11.1">
          <table:table-cell table:style-name="Table11.A1" office:value-type="string">
            <text:p text:style-name="P27">Role</text:p>
          </table:table-cell>
          <table:table-cell table:style-name="Table11.B1" office:value-type="string">
            <text:p text:style-name="P8">. Net Developer</text:p>
          </table:table-cell>
        </table:table-row>
        <table:table-row table:style-name="Table11.1">
          <table:table-cell table:style-name="Table11.A1" office:value-type="string">
            <text:p text:style-name="P27">Responsibilities</text:p>
          </table:table-cell>
          <table:table-cell table:style-name="Table11.B1" office:value-type="string">
            <text:p text:style-name="P14">.</text:p>
            <text:p text:style-name="P14"><text:s/>• Worked as a dot net developer and created some WebPages for a <text:soft-page-break/>Website using C# on VS IDE.</text:p>
            <text:p text:style-name="P14">• As a Development team we have to work closely with Client to gather the requirement </text:p>
            <text:p text:style-name="P14">• Working on Design Document and create a Workflow for the final Product.</text:p>
            <text:p text:style-name="P14">• Create and Maintain Databases along with Database Administrator.</text:p>
            <text:p text:style-name="P14">• Created a validation pages with Custom regular expression using JavaScript.</text:p>
            <text:p text:style-name="P14">• Attending Daily stand up and meeting for status update.</text:p>
            <text:p text:style-name="P14">• Get involved in <text:s/>Monthly product release and rollout process.</text:p>
          </table:table-cell>
        </table:table-row>
        <table:table-row table:style-name="Table11.1">
          <table:table-cell table:style-name="Table11.A1" office:value-type="string">
            <text:p text:style-name="P27">Description <text:s/><text:tab/></text:p>
          </table:table-cell>
          <table:table-cell table:style-name="Table11.B1" office:value-type="string">
            <text:p text:style-name="Standard">It is Government undertaking Financial Institution worked as Broker for Security and Bonds related transaction. Our Project was to create a Platform for putting a deal with multiple stakeholders in a common place.</text:p>
          </table:table-cell>
        </table:table-row>
        <table:table-row table:style-name="Table11.1">
          <table:table-cell table:style-name="Table11.A1" office:value-type="string">
            <text:p text:style-name="P27">Tool<text:tab/> <text:s/></text:p>
          </table:table-cell>
          <table:table-cell table:style-name="Table11.B1" office:value-type="string">
            <text:p text:style-name="P9">Visual studio , SQL ,</text:p>
          </table:table-cell>
        </table:table-row>
        <table:table-row table:style-name="Table11.1">
          <table:table-cell table:style-name="Table11.A8" office:value-type="string">
            <text:p text:style-name="P27">Languages</text:p>
          </table:table-cell>
          <table:table-cell table:style-name="Table11.B8" office:value-type="string">
            <text:p text:style-name="P20"><text:span text:style-name="T10">C# , Javascript</text:span></text:p>
          </table:table-cell>
        </table:table-row>
        <table:table-row table:style-name="Table11.1">
          <table:table-cell table:style-name="Table11.A8" office:value-type="string">
            <text:p text:style-name="P27">Work Location</text:p>
          </table:table-cell>
          <table:table-cell table:style-name="Table11.B8" office:value-type="string">
            <text:h text:style-name="P52" text:outline-level="7">Mumbai</text:h>
          </table:table-cell>
        </table:table-row>
      </table:table>
      <text:p text:style-name="P25"/>
      <text:p text:style-name="P25"/>
      <text:p text:style-name="P26">KEY COMPETENCIES &amp; SKILLS </text:p>
      <text:p text:style-name="P26"/>
      <text:p text:style-name="P2">My Competency Profile includes the following</text:p>
      <text:p text:style-name="Standard"><text:span text:style-name="T4"><text:tab/></text:span><text:span text:style-name="T15"><text:tab/></text:span></text:p>
      <table:table table:name="Table12" table:style-name="Table12">
        <table:table-column table:style-name="Table12.A"/>
        <table:table-column table:style-name="Table12.B"/>
        <table:table-row table:style-name="Table12.1">
          <table:table-cell table:style-name="Table12.A1" office:value-type="string">
            <text:p text:style-name="P29">Skill</text:p>
          </table:table-cell>
          <table:table-cell table:style-name="Table12.B1" office:value-type="string">
            <text:p text:style-name="P29">Proficiency (E0 to E4) </text:p>
          </table:table-cell>
        </table:table-row>
        <table:table-row table:style-name="Table12.2">
          <table:table-cell table:style-name="Table12.A1" office:value-type="string">
            <text:p text:style-name="P36">Digital: Cloud Devops</text:p>
          </table:table-cell>
          <table:table-cell table:style-name="Table12.B1" office:value-type="string">
            <text:p text:style-name="P50">E2</text:p>
          </table:table-cell>
        </table:table-row>
        <table:table-row table:style-name="Table12.2">
          <table:table-cell table:style-name="Table12.A1" office:value-type="string">
            <text:p text:style-name="P36">Digital: Kubernetes</text:p>
          </table:table-cell>
          <table:table-cell table:style-name="Table12.B1" office:value-type="string">
            <text:p text:style-name="P50">E0</text:p>
          </table:table-cell>
        </table:table-row>
        <table:table-row table:style-name="Table12.2">
          <table:table-cell table:style-name="Table12.A1" office:value-type="string">
            <text:p text:style-name="P36">Digital: AWS</text:p>
          </table:table-cell>
          <table:table-cell table:style-name="Table12.B1" office:value-type="string">
            <text:p text:style-name="P50">E1</text:p>
          </table:table-cell>
        </table:table-row>
        <table:table-row table:style-name="Table12.2">
          <table:table-cell table:style-name="Table12.A1" office:value-type="string">
            <text:p text:style-name="P36">SQL</text:p>
          </table:table-cell>
          <table:table-cell table:style-name="Table12.B1" office:value-type="string">
            <text:p text:style-name="P50">E2</text:p>
          </table:table-cell>
        </table:table-row>
        <table:table-row table:style-name="Table12.2">
          <table:table-cell table:style-name="Table12.A1" office:value-type="string">
            <text:p text:style-name="P36">Digital: Unix Admin</text:p>
          </table:table-cell>
          <table:table-cell table:style-name="Table12.B1" office:value-type="string">
            <text:p text:style-name="P50">E1</text:p>
          </table:table-cell>
        </table:table-row>
        <table:table-row table:style-name="Table12.2">
          <table:table-cell table:style-name="Table12.A1" office:value-type="string">
            <text:p text:style-name="P36">AWS </text:p>
          </table:table-cell>
          <table:table-cell table:style-name="Table12.B1" office:value-type="string">
            <text:p text:style-name="P50">E2</text:p>
          </table:table-cell>
        </table:table-row>
        <table:table-row table:style-name="Table12.2">
          <table:table-cell table:style-name="Table12.A1" office:value-type="string">
            <text:p text:style-name="P36">Communication</text:p>
          </table:table-cell>
          <table:table-cell table:style-name="Table12.B1" office:value-type="string">
            <text:p text:style-name="P50">L2</text:p>
          </table:table-cell>
        </table:table-row>
        <table:table-row table:style-name="Table12.2">
          <table:table-cell table:style-name="Table12.A1" office:value-type="string">
            <text:p text:style-name="P36">Six Sigma</text:p>
          </table:table-cell>
          <table:table-cell table:style-name="Table12.B1" office:value-type="string">
            <text:p text:style-name="P50">E1</text:p>
          </table:table-cell>
        </table:table-row>
        <table:table-row table:style-name="Table12.2">
          <table:table-cell table:style-name="Table12.A1" office:value-type="string">
            <text:p text:style-name="P36">Continual Learning</text:p>
          </table:table-cell>
          <table:table-cell table:style-name="Table12.B1" office:value-type="string">
            <text:p text:style-name="P50">L2</text:p>
          </table:table-cell>
        </table:table-row>
      </table:table>
      <text:p text:style-name="P26"/>
      <text:p text:style-name="P26"/>
      <text:p text:style-name="P26"/>
      <text:p text:style-name="P26"><draw:frame draw:style-name="fr2" draw:name="Frame3" text:anchor-type="char" svg:x="1.472in" svg:y="0.4846in" svg:width="5.911in" svg:height="1.8181in" draw:z-index="3"><draw:text-box><table:table table:name="Table13" table:style-name="Table13"><table:table-column table:style-name="Table13.A"/><table:table-column table:style-name="Table13.B"/><table:table-row table:style-name="Table13.1"><table:table-cell table:style-name="Table13.A1" office:value-type="string"><text:p text:style-name="P8">Date of Birth</text:p></table:table-cell><table:table-cell table:style-name="Table13.B1" office:value-type="string"><text:p text:style-name="P4">25/04/1986</text:p></table:table-cell></table:table-row><table:table-row table:style-name="Table13.2"><table:table-cell table:style-name="Table13.A1" office:value-type="string"><text:p text:style-name="P8">Nationality</text:p></table:table-cell><table:table-cell table:style-name="Table13.B1" office:value-type="string"><text:p text:style-name="P8">INDIAN</text:p></table:table-cell></table:table-row><table:table-row table:style-name="Table13.1"><table:table-cell table:style-name="Table13.A1" office:value-type="string"><text:p text:style-name="P8">Marital Status</text:p></table:table-cell><table:table-cell table:style-name="Table13.B1" office:value-type="string"><text:p text:style-name="P8">Married</text:p></table:table-cell></table:table-row><table:table-row table:style-name="Table13.1"><table:table-cell table:style-name="Table13.A1" office:value-type="string"><text:p text:style-name="P8">Date of Joining</text:p></table:table-cell><table:table-cell table:style-name="Table13.B1" office:value-type="string"><text:p text:style-name="P8">15/07/2010</text:p></table:table-cell></table:table-row><table:table-row table:style-name="Table13.1"><table:table-cell table:style-name="Table13.A1" office:value-type="string"><text:p text:style-name="P8">Role</text:p></table:table-cell><table:table-cell table:style-name="Table13.B1" office:value-type="string"><text:p text:style-name="P20"><text:span text:style-name="T3">Cloud Architect &amp; DevOps Engineer</text:span></text:p></table:table-cell></table:table-row><table:table-row table:style-name="Table13.1"><table:table-cell table:style-name="Table13.A1" office:value-type="string"><text:p text:style-name="P8">Location</text:p></table:table-cell><table:table-cell table:style-name="Table13.B1" office:value-type="string"><text:p text:style-name="P8">Kolkata</text:p></table:table-cell></table:table-row><table:table-row table:style-name="Table13.1"><table:table-cell table:style-name="Table13.A1" office:value-type="string"><text:p text:style-name="P8">Email ID</text:p></table:table-cell><table:table-cell table:style-name="Table13.B1" office:value-type="string"><text:p text:style-name="P20"><text:a xlink:type="simple" xlink:href="mailto:Binay.Kumar@tcs.com" text:style-name="Internet_20_link" text:visited-style-name="Visited_20_Internet_20_Link"><text:span text:style-name="Internet_20_link"><text:span text:style-name="T3">Binay.Kumar@tcs.com</text:span></text:span></text:a></text:p></table:table-cell></table:table-row><table:table-row table:style-name="Table13.2"><table:table-cell table:style-name="Table13.A1" office:value-type="string"><text:p text:style-name="P8">Mobile No.</text:p></table:table-cell><table:table-cell table:style-name="Table13.B1" office:value-type="string"><text:p text:style-name="P8">+91 9830527052</text:p></table:table-cell></table:table-row></table:table><text:p text:style-name="Standard"><text:s/></text:p></draw:text-box></draw:frame>PERSONAL DETAILS</text:p>
      <text:p text:style-name="P26"/>
      <text:p text:style-name="P1"><text:soft-page-break/></text:p>
      <text:p text:style-name="P26">PASSPORT DETAIL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8">Name as on passport</text:p>
          </table:table-cell>
          <table:table-cell table:style-name="Table14.A1" office:value-type="string">
            <text:p text:style-name="P8">Passport Number</text:p>
          </table:table-cell>
          <table:table-cell table:style-name="Table14.A1" office:value-type="string">
            <text:p text:style-name="P8">Date of Issue</text:p>
          </table:table-cell>
          <table:table-cell table:style-name="Table14.A1" office:value-type="string">
            <text:p text:style-name="P8">Expiry Date</text:p>
          </table:table-cell>
          <table:table-cell table:style-name="Table14.E1" office:value-type="string">
            <text:p text:style-name="P8">Place of Issue</text:p>
          </table:table-cell>
        </table:table-row>
        <table:table-row table:style-name="Table14.2">
          <table:table-cell table:style-name="Table14.A1" office:value-type="string">
            <text:p text:style-name="P9">BINAY KUMAR</text:p>
          </table:table-cell>
          <table:table-cell table:style-name="Table14.A1" office:value-type="string">
            <text:p text:style-name="P9">L7851176</text:p>
          </table:table-cell>
          <table:table-cell table:style-name="Table14.A1" office:value-type="string">
            <text:p text:style-name="P9">12/03/2014</text:p>
          </table:table-cell>
          <table:table-cell table:style-name="Table14.A1" office:value-type="string">
            <text:p text:style-name="P9">11/03/2024</text:p>
          </table:table-cell>
          <table:table-cell table:style-name="Table14.E1" office:value-type="string">
            <text:p text:style-name="P9">RANCH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orphans="2" fo:widows="2" fo:hyphenation-ladder-count="no-limit" style:writing-mode="lr-tb"/>
      <style:text-properties style:use-window-font-color="true" style:font-name="Arial" fo:font-size="9pt" fo:language="en" fo:country="GB" style:font-name-asian="Times New Roman" style:font-size-asian="9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7" style:display-name="Heading 7" style:family="paragraph" style:parent-style-name="Standard" style:next-style-name="Standard" style:default-outline-level="7" style:class="text">
      <style:paragraph-properties fo:margin-top="0in" fo:margin-bottom="0in" fo:text-align="center" style:justify-single-word="false" fo:keep-with-next="always">
        <style:tab-stops>
          <style:tab-stop style:position="3.5in"/>
        </style:tab-stops>
      </style:paragraph-properties>
      <style:text-properties fo:font-size="14.5pt" fo:language="en" fo:country="US" fo:font-weight="bold" style:font-size-asian="14.5pt" style:font-weight-asian="bold" style:font-name-complex="Arial" style:font-size-complex="14.5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1" style:display-name="Default Paragraph Font1"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Times New Roman" fo:font-size="11pt" fo:language="en" fo:country="US" style:font-size-asian="11pt" style:font-name-complex="Verdana" style:font-size-complex="11pt" fo:hyphenate="true" fo:hyphenation-remain-char-count="2" fo:hyphenation-push-char-count="2"/>
    </style:style>
    <style:style style:name="_20_Char_20_Char" style:display-name=" Char Char"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Verdana" fo:font-size="10pt" fo:language="en" fo:country="US" style:font-size-asian="10pt" style:font-name-complex="Verdana" fo:hyphenate="true" fo:hyphenation-remain-char-count="2" fo:hyphenation-push-char-count="2"/>
    </style:style>
    <style:style style:name="List_20_Paragraph" style:display-name="List Paragraph" style:family="paragraph" style:parent-style-name="Standard">
      <style:paragraph-properties fo:margin-left="0.5in" fo:margin-right="0in" fo:text-indent="0in" style:auto-text-indent="false"/>
      <style:text-properties style:font-name-complex="Arial"/>
    </style:style>
    <style:style style:name="WW8Num1z0" style:family="text">
      <style:text-properties style:font-name="Symbol" fo:font-size="10pt" style:font-size-asian="10pt"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3z0" style:family="text">
      <style:text-properties fo:color="#000000" style:font-name="Wingdings" fo:font-size="10pt" style:font-size-asian="10pt" style:font-name-complex="Symbol" style:font-size-complex="10pt"/>
    </style:style>
    <style:style style:name="WW8Num4z0" style:family="text">
      <style:text-properties fo:color="#000000" style:font-name="Symbol" fo:font-size="10pt" style:font-size-asian="10pt" style:font-name-complex="Symbol" style:font-size-complex="10pt"/>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fo:font-size="9pt" style:font-name-asian="Times New Roman" style:font-size-asian="9pt"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color="#000000" style:font-name="Symbol" fo:font-size="10pt" style:font-size-asian="10pt" style:font-name-complex="Symbol" style:font-size-complex="10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00" style:font-name="Symbol" fo:font-size="10pt" style:font-size-asian="10pt" style:font-name-complex="Symbol" style:font-size-complex="10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00" style:font-name="Symbol" fo:font-size="10pt" style:font-size-asian="10pt" style:font-name-complex="Symbol" style:font-size-complex="10pt"/>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WW8Num1z3" style:family="text">
      <style:text-properties style:font-name="Symbol" style:font-name-complex="Symbol"/>
    </style:style>
    <style:style style:name="WW8Num1z4" style:family="text">
      <style:text-properties style:font-name="Courier New" style:font-name-complex="Courier New"/>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2" style:display-name="Default Paragraph Font2"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tab/><text:tab/></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pas Kumar Sahoo</dc:title>
    <meta:initial-creator>tapaskumars</meta:initial-creator>
    <meta:creation-date>2015-03-24T12:38:00</meta:creation-date>
    <dc:date>2021-12-15T12:55:03.52</dc:date>
    <meta:editing-cycles>111</meta:editing-cycles>
    <meta:editing-duration>PT4H3M</meta:editing-duration>
    <meta:document-statistic meta:table-count="14" meta:image-count="1" meta:object-count="0" meta:page-count="8" meta:paragraph-count="306" meta:word-count="1582" meta:character-count="9931"/>
    <meta:generator>OpenOffice/4.1.7$Win32 OpenOffice.org_project/417m1$Build-9800</meta:generator>
    <meta:user-defined meta:name="_AdHocReviewCycleID" meta:value-type="float">-512969069</meta:user-defined>
    <meta:user-defined meta:name="_AuthorEmail">Tapas.Sahoo@gwl.ca</meta:user-defined>
    <meta:user-defined meta:name="_AuthorEmailDisplayName">Sahoo, Tapas</meta:user-defined>
    <meta:user-defined meta:name="_EmailSubject">Work Permit Extension - Tapas Kumar Sahoo(228749)</meta:user-defined>
    <meta:user-defined meta:name="_ReviewingToolsShownOnce" meta:value-type="string"/>
  </office:meta>
</office:document-meta>
</file>